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F0" style:family="paragraph">
      <style:paragraph-properties fo:break-before="page" fo:text-align="center" fo:margin-bottom="0in"/>
      <style:text-properties fo:font-size="14pt" style:font-size-asian="14pt"/>
    </style:style>
    <style:style style:name="P3" style:parent-style-name="Textbody" style:family="paragraph">
      <style:paragraph-properties fo:text-align="center" fo:margin-bottom="0in"/>
    </style:style>
    <style:style style:name="P4" style:parent-style-name="Textbody" style:family="paragraph">
      <style:paragraph-properties fo:text-align="center" fo:margin-bottom="0in"/>
      <style:text-properties fo:font-size="14pt" style:font-size-asian="14pt"/>
    </style:style>
    <style:style style:name="P5" style:parent-style-name="Textbody" style:family="paragraph">
      <style:paragraph-properties fo:text-align="center" fo:margin-bottom="0in"/>
      <style:text-properties fo:font-size="14pt" style:font-size-asian="14pt"/>
    </style:style>
    <style:style style:name="P6" style:parent-style-name="Textbody" style:family="paragraph">
      <style:paragraph-properties fo:text-align="center" fo:margin-bottom="0in" fo:line-height="150%"/>
      <style:text-properties fo:font-size="14pt" style:font-size-asian="14pt" fo:language="ru" fo:country="RU"/>
    </style:style>
    <style:style style:name="P7" style:parent-style-name="Textbody" style:family="paragraph">
      <style:paragraph-properties fo:text-align="center" fo:margin-bottom="0in" fo:line-height="150%"/>
      <style:text-properties fo:font-size="14pt" style:font-size-asian="14pt" fo:language="ru" fo:country="RU"/>
    </style:style>
    <style:style style:name="P8" style:parent-style-name="Textbody" style:family="paragraph">
      <style:paragraph-properties fo:text-align="center" fo:margin-bottom="0in" fo:line-height="150%"/>
    </style:style>
    <style:style style:name="P9" style:parent-style-name="Textbody" style:family="paragraph">
      <style:paragraph-properties fo:text-align="center" fo:margin-bottom="0in" fo:line-height="150%"/>
    </style:style>
    <style:style style:name="P10" style:parent-style-name="Textbody" style:family="paragraph">
      <style:paragraph-properties fo:margin-bottom="0in" fo:line-height="150%"/>
    </style:style>
    <style:style style:name="P11" style:parent-style-name="Textbody" style:family="paragraph">
      <style:paragraph-properties fo:text-align="center" fo:margin-bottom="0in" fo:line-height="150%"/>
    </style:style>
    <style:style style:name="P12" style:parent-style-name="Textbody" style:family="paragraph">
      <style:paragraph-properties fo:text-align="center" fo:margin-bottom="0in" fo:line-height="150%"/>
    </style:style>
    <style:style style:name="P13" style:parent-style-name="Textbody" style:family="paragraph">
      <style:paragraph-properties fo:text-align="center" fo:margin-bottom="0in" fo:line-height="150%"/>
    </style:style>
    <style:style style:name="T14" style:parent-style-name="Основнойшрифтабзаца" style:family="text">
      <style:text-properties fo:font-weight="bold" style:font-weight-asian="bold" fo:font-size="16pt" style:font-size-asian="16pt"/>
    </style:style>
    <style:style style:name="T15" style:parent-style-name="Основнойшрифтабзаца" style:family="text">
      <style:text-properties fo:font-weight="bold" style:font-weight-asian="bold" fo:font-size="16pt" style:font-size-asian="16pt"/>
    </style:style>
    <style:style style:name="T16" style:parent-style-name="Основнойшрифтабзаца" style:family="text">
      <style:text-properties fo:font-weight="bold" style:font-weight-asian="bold" fo:font-size="16pt" style:font-size-asian="16pt" fo:language="ru" fo:country="RU"/>
    </style:style>
    <style:style style:name="P17" style:parent-style-name="Textbody" style:family="paragraph">
      <style:paragraph-properties fo:text-align="center" fo:margin-bottom="0in" fo:line-height="150%"/>
    </style:style>
    <style:style style:name="T18" style:parent-style-name="Основнойшрифтабзаца" style:family="text">
      <style:text-properties fo:font-size="14pt" style:font-size-asian="14pt"/>
    </style:style>
    <style:style style:name="T19" style:parent-style-name="Основнойшрифтабзаца" style:family="text">
      <style:text-properties fo:font-size="14pt" style:font-size-asian="14pt" fo:language="ru" fo:country="RU"/>
    </style:style>
    <style:style style:name="T20" style:parent-style-name="Основнойшрифтабзаца" style:family="text">
      <style:text-properties fo:font-size="14pt" style:font-size-asian="14pt"/>
    </style:style>
    <style:style style:name="P21" style:parent-style-name="Textbody" style:family="paragraph">
      <style:paragraph-properties fo:margin-bottom="0in" fo:line-height="150%"/>
    </style:style>
    <style:style style:name="P22" style:parent-style-name="Textbody" style:family="paragraph">
      <style:paragraph-properties fo:text-align="center" fo:margin-bottom="0in" fo:line-height="150%"/>
    </style:style>
    <style:style style:name="T23" style:parent-style-name="Основнойшрифтабзаца" style:family="text">
      <style:text-properties fo:font-weight="bold" style:font-weight-asian="bold" fo:font-size="14pt" style:font-size-asian="14pt"/>
    </style:style>
    <style:style style:name="T24" style:parent-style-name="Основнойшрифтабзаца" style:family="text">
      <style:text-properties fo:font-weight="bold" style:font-weight-asian="bold" fo:font-size="14pt" style:font-size-asian="14pt" fo:language="ru" fo:country="RU"/>
    </style:style>
    <style:style style:name="T25" style:parent-style-name="Основнойшрифтабзаца" style:family="text">
      <style:text-properties fo:font-weight="bold" style:font-weight-asian="bold" fo:font-size="14pt" style:font-size-asian="14pt"/>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50%"/>
    </style:style>
    <style:style style:name="P28" style:parent-style-name="Textbody" style:family="paragraph">
      <style:paragraph-properties fo:text-align="justify" fo:margin-bottom="0in" fo:line-height="150%"/>
    </style:style>
    <style:style style:name="P29" style:parent-style-name="Textbody" style:family="paragraph">
      <style:paragraph-properties fo:text-align="justify" fo:margin-bottom="0in" fo:line-height="150%"/>
    </style:style>
    <style:style style:name="P30" style:parent-style-name="Textbody" style:family="paragraph">
      <style:paragraph-properties fo:text-align="justify" fo:margin-bottom="0in" fo:line-height="150%"/>
    </style:style>
    <style:style style:name="P31" style:parent-style-name="Textbody" style:family="paragraph">
      <style:paragraph-properties fo:text-align="justify" fo:margin-bottom="0in" fo:line-height="150%"/>
    </style:style>
    <style:style style:name="P32" style:parent-style-name="Textbody" style:family="paragraph">
      <style:paragraph-properties fo:text-align="justify" fo:margin-bottom="0in" fo:line-height="150%"/>
    </style:style>
    <style:style style:name="P33" style:parent-style-name="Textbody" style:family="paragraph">
      <style:paragraph-properties fo:text-align="justify" fo:margin-bottom="0in" fo:line-height="150%"/>
    </style:style>
    <style:style style:name="P34" style:parent-style-name="Textbody" style:family="paragraph">
      <style:paragraph-properties fo:text-align="justify" fo:margin-bottom="0in" fo:line-height="150%"/>
    </style:style>
    <style:style style:name="T35" style:parent-style-name="Основнойшрифтабзаца" style:family="text">
      <style:text-properties fo:font-size="14pt" style:font-size-asian="14pt"/>
    </style:style>
    <style:style style:name="T36" style:parent-style-name="Основнойшрифтабзаца" style:family="text">
      <style:text-properties fo:font-size="14pt" style:font-size-asian="14pt" fo:language="ru" fo:country="RU"/>
    </style:style>
    <style:style style:name="T37" style:parent-style-name="Основнойшрифтабзаца" style:family="text">
      <style:text-properties fo:font-size="14pt" style:font-size-asian="14pt" fo:language="ru" fo:country="RU"/>
    </style:style>
    <style:style style:name="T38" style:parent-style-name="Основнойшрифтабзаца" style:family="text">
      <style:text-properties fo:font-size="14pt" style:font-size-asian="14pt"/>
    </style:style>
    <style:style style:name="T39" style:parent-style-name="Основнойшрифтабзаца" style:family="text">
      <style:text-properties fo:font-size="14pt" style:font-size-asian="14pt"/>
    </style:style>
    <style:style style:name="T40" style:parent-style-name="Основнойшрифтабзаца" style:family="text">
      <style:text-properties fo:font-size="14pt" style:font-size-asian="14pt"/>
    </style:style>
    <style:style style:name="T41" style:parent-style-name="Основнойшрифтабзаца" style:family="text">
      <style:text-properties fo:font-size="14pt" style:font-size-asian="14pt"/>
    </style:style>
    <style:style style:name="T42" style:parent-style-name="Основнойшрифтабзаца" style:family="text">
      <style:text-properties fo:font-size="14pt" style:font-size-asian="14pt" fo:language="ru" fo:country="RU"/>
    </style:style>
    <style:style style:name="P43" style:parent-style-name="Textbody" style:family="paragraph">
      <style:paragraph-properties fo:text-align="justify" fo:margin-bottom="0in" fo:line-height="150%"/>
    </style:style>
    <style:style style:name="T44" style:parent-style-name="Основнойшрифтабзаца" style:family="text">
      <style:text-properties fo:font-size="14pt" style:font-size-asian="14pt"/>
    </style:style>
    <style:style style:name="T45" style:parent-style-name="Основнойшрифтабзаца" style:family="text">
      <style:text-properties fo:font-size="14pt" style:font-size-asian="14pt"/>
    </style:style>
    <style:style style:name="T46" style:parent-style-name="Основнойшрифтабзаца" style:family="text">
      <style:text-properties fo:font-size="14pt" style:font-size-asian="14pt"/>
    </style:style>
    <style:style style:name="T47" style:parent-style-name="Основнойшрифтабзаца" style:family="text">
      <style:text-properties fo:font-size="14pt" style:font-size-asian="14pt"/>
    </style:style>
    <style:style style:name="T48" style:parent-style-name="Основнойшрифтабзаца" style:family="text">
      <style:text-properties fo:font-size="14pt" style:font-size-asian="14pt"/>
    </style:style>
    <style:style style:name="T49" style:parent-style-name="Основнойшрифтабзаца" style:family="text">
      <style:text-properties fo:font-size="14pt" style:font-size-asian="14pt"/>
    </style:style>
    <style:style style:name="T50" style:parent-style-name="Основнойшрифтабзаца" style:family="text">
      <style:text-properties fo:font-size="14pt" style:font-size-asian="14pt"/>
    </style:style>
    <style:style style:name="T51" style:parent-style-name="Основнойшрифтабзаца" style:family="text">
      <style:text-properties fo:font-size="14pt" style:font-size-asian="14pt"/>
    </style:style>
    <style:style style:name="T52" style:parent-style-name="Основнойшрифтабзаца" style:family="text">
      <style:text-properties fo:font-size="14pt" style:font-size-asian="14pt"/>
    </style:style>
    <style:style style:name="T53" style:parent-style-name="Основнойшрифтабзаца" style:family="text">
      <style:text-properties fo:font-size="14pt" style:font-size-asian="14pt"/>
    </style:style>
    <style:style style:name="T54" style:parent-style-name="Основнойшрифтабзаца" style:family="text">
      <style:text-properties fo:font-size="14pt" style:font-size-asian="14pt" fo:language="ru" fo:country="RU"/>
    </style:style>
    <style:style style:name="T55" style:parent-style-name="Основнойшрифтабзаца" style:family="text">
      <style:text-properties fo:font-size="14pt" style:font-size-asian="14pt"/>
    </style:style>
    <style:style style:name="T56" style:parent-style-name="Основнойшрифтабзаца" style:family="text">
      <style:text-properties fo:font-size="14pt" style:font-size-asian="14pt" fo:language="ru" fo:country="RU"/>
    </style:style>
    <style:style style:name="T57" style:parent-style-name="Основнойшрифтабзаца" style:family="text">
      <style:text-properties fo:font-size="14pt" style:font-size-asian="14pt"/>
    </style:style>
    <style:style style:name="T58" style:parent-style-name="Основнойшрифтабзаца" style:family="text">
      <style:text-properties fo:font-size="14pt" style:font-size-asian="14pt" fo:language="ru" fo:country="RU"/>
    </style:style>
    <style:style style:name="P59" style:parent-style-name="Textbody" style:family="paragraph">
      <style:paragraph-properties fo:margin-bottom="0in" fo:line-height="150%"/>
    </style:style>
    <style:style style:name="P60" style:parent-style-name="Textbody" style:family="paragraph">
      <style:paragraph-properties fo:text-align="center" fo:margin-bottom="0in" fo:line-height="150%"/>
    </style:style>
    <style:style style:name="P61" style:parent-style-name="Textbody" style:family="paragraph">
      <style:paragraph-properties fo:text-align="center" fo:margin-bottom="0in" fo:line-height="150%"/>
    </style:style>
    <style:style style:name="P62" style:parent-style-name="Textbody" style:family="paragraph">
      <style:paragraph-properties fo:margin-bottom="0in" fo:line-height="150%"/>
    </style:style>
    <style:style style:name="P63" style:parent-style-name="Textbody" style:family="paragraph">
      <style:paragraph-properties fo:margin-bottom="0in" fo:line-height="150%"/>
    </style:style>
    <style:style style:name="P64" style:parent-style-name="Textbody" style:family="paragraph">
      <style:paragraph-properties fo:margin-bottom="0in" fo:line-height="150%"/>
    </style:style>
    <style:style style:name="P65" style:parent-style-name="Textbody" style:family="paragraph">
      <style:paragraph-properties fo:margin-bottom="0in" fo:line-height="150%"/>
    </style:style>
    <style:style style:name="P66" style:parent-style-name="Textbody" style:family="paragraph">
      <style:paragraph-properties fo:margin-bottom="0in" fo:line-height="150%"/>
    </style:style>
    <style:style style:name="P67" style:parent-style-name="Textbody" style:family="paragraph">
      <style:paragraph-properties fo:margin-bottom="0in" fo:line-height="150%"/>
    </style:style>
    <style:style style:name="P68" style:parent-style-name="Textbody" style:family="paragraph">
      <style:paragraph-properties fo:text-align="center" fo:margin-bottom="0in" fo:line-height="150%"/>
    </style:style>
    <style:style style:name="T69" style:parent-style-name="Основнойшрифтабзаца" style:family="text">
      <style:text-properties fo:font-size="14pt" style:font-size-asian="14pt"/>
    </style:style>
    <style:style style:name="T70" style:parent-style-name="Основнойшрифтабзаца" style:family="text">
      <style:text-properties fo:font-size="14pt" style:font-size-asian="14pt" fo:language="ru" fo:country="RU"/>
    </style:style>
    <style:style style:name="P71" style:parent-style-name="Обычный" style:family="paragraph">
      <style:paragraph-properties fo:break-before="page" fo:line-height="150%"/>
    </style:style>
    <style:style style:name="T72" style:parent-style-name="Основнойшрифтабзаца" style:family="text">
      <style:text-properties fo:font-weight="bold" style:font-weight-asian="bold" fo:font-size="14pt" style:font-size-asian="14pt" fo:language="ru" fo:country="RU"/>
    </style:style>
    <style:style style:name="P73" style:parent-style-name="Textbody" style:family="paragraph">
      <style:paragraph-properties fo:margin-bottom="0in" fo:line-height="150%"/>
      <style:text-properties fo:font-size="14pt" style:font-size-asian="14pt" fo:language="ru" fo:country="RU"/>
    </style:style>
    <style:style style:name="P74" style:parent-style-name="Textbody" style:family="paragraph">
      <style:paragraph-properties fo:margin-bottom="0in" fo:line-height="150%"/>
      <style:text-properties fo:font-size="14pt" style:font-size-asian="14pt" fo:language="ru" fo:country="RU"/>
    </style:style>
    <style:style style:name="P75" style:parent-style-name="Textbody" style:family="paragraph">
      <style:paragraph-properties fo:margin-bottom="0in" fo:line-height="150%"/>
      <style:text-properties fo:font-size="14pt" style:font-size-asian="14pt"/>
    </style:style>
    <style:style style:name="P76" style:parent-style-name="Textbody" style:family="paragraph">
      <style:paragraph-properties fo:margin-bottom="0in" fo:line-height="150%"/>
      <style:text-properties fo:font-weight="bold" style:font-weight-asian="bold" fo:font-size="14pt" style:font-size-asian="14pt" fo:language="ru" fo:country="RU"/>
    </style:style>
    <style:style style:name="P77" style:parent-style-name="Textbody" style:family="paragraph">
      <style:paragraph-properties fo:margin-bottom="0in" fo:line-height="150%"/>
      <style:text-properties fo:font-size="14pt" style:font-size-asian="14pt" fo:language="ru" fo:country="RU"/>
    </style:style>
    <style:style style:name="P78" style:parent-style-name="Textbody" style:family="paragraph">
      <style:paragraph-properties fo:margin-bottom="0in" fo:line-height="150%"/>
      <style:text-properties fo:font-size="14pt" style:font-size-asian="14pt" fo:language="ru" fo:country="RU"/>
    </style:style>
    <style:style style:name="P79" style:parent-style-name="Textbody" style:family="paragraph">
      <style:paragraph-properties fo:margin-bottom="0in" fo:line-height="150%"/>
    </style:style>
    <style:style style:name="T80" style:parent-style-name="Основнойшрифтабзаца" style:family="text">
      <style:text-properties fo:font-size="14pt" style:font-size-asian="14pt" fo:language="ru" fo:country="RU"/>
    </style:style>
    <style:style style:name="T81" style:parent-style-name="Основнойшрифтабзаца" style:family="text">
      <style:text-properties fo:font-size="14pt" style:font-size-asian="14pt" fo:language="ru" fo:country="RU"/>
    </style:style>
    <style:style style:name="T82" style:parent-style-name="Основнойшрифтабзаца" style:family="text">
      <style:text-properties fo:font-size="14pt" style:font-size-asian="14pt" fo:language="en" fo:country="US"/>
    </style:style>
    <style:style style:name="T83" style:parent-style-name="Основнойшрифтабзаца" style:family="text">
      <style:text-properties fo:font-size="14pt" style:font-size-asian="14pt" fo:language="ru" fo:country="RU"/>
    </style:style>
    <style:style style:name="P84"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9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ru" fo:country="RU" style:language-asian="ru" style:country-asian="RU" style:language-complex="ar" style:country-complex="SA"/>
    </style:style>
    <style:style style:name="T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9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0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1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0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1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1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1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2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3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1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3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1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1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P137" style:parent-style-name="Textbody" style:family="paragraph">
      <style:paragraph-properties fo:margin-bottom="0in" fo:line-height="150%"/>
      <style:text-properties fo:font-size="14pt" style:font-size-asian="14pt" fo:language="ru" fo:country="RU"/>
    </style:style>
    <style:style style:name="P138" style:parent-style-name="Textbody" style:family="paragraph">
      <style:paragraph-properties fo:margin-bottom="0in" fo:line-height="150%"/>
    </style:style>
    <style:style style:name="T139" style:parent-style-name="Основнойшрифтабзаца" style:family="text">
      <style:text-properties fo:font-size="14pt" style:font-size-asian="14pt" fo:language="ru" fo:country="RU"/>
    </style:style>
    <style:style style:name="T140" style:parent-style-name="Основнойшрифтабзаца" style:family="text">
      <style:text-properties fo:font-size="14pt" style:font-size-asian="14pt" fo:language="en" fo:country="US"/>
    </style:style>
    <style:style style:name="T141" style:parent-style-name="Основнойшрифтабзаца" style:family="text">
      <style:text-properties fo:font-size="14pt" style:font-size-asian="14pt" fo:language="en" fo:country="US"/>
    </style:style>
    <style:style style:name="T142" style:parent-style-name="Основнойшрифтабзаца" style:family="text">
      <style:text-properties fo:font-size="14pt" style:font-size-asian="14pt" fo:language="en" fo:country="US"/>
    </style:style>
    <style:style style:name="P143"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1"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182"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1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5"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9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206" style:parent-style-name="Textbody" style:family="paragraph">
      <style:paragraph-properties fo:margin-bottom="0in" fo:line-height="150%"/>
      <style:text-properties fo:font-size="14pt" style:font-size-asian="14pt" fo:language="en" fo:country="US"/>
    </style:style>
    <style:style style:name="P207" style:parent-style-name="Textbody" style:family="paragraph">
      <style:paragraph-properties fo:margin-bottom="0in" fo:line-height="150%"/>
    </style:style>
    <style:style style:name="T208" style:parent-style-name="Основнойшрифтабзаца" style:family="text">
      <style:text-properties fo:font-size="14pt" style:font-size-asian="14pt" fo:language="ru" fo:country="RU"/>
    </style:style>
    <style:style style:name="T209" style:parent-style-name="Основнойшрифтабзаца" style:family="text">
      <style:text-properties fo:font-size="14pt" style:font-size-asian="14pt" fo:language="en" fo:country="US"/>
    </style:style>
    <style:style style:name="P210"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7"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4"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255"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2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8"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6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6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2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288" style:parent-style-name="Textbody" style:family="paragraph">
      <style:paragraph-properties fo:margin-bottom="0in" fo:line-height="150%"/>
      <style:text-properties fo:font-size="14pt" style:font-size-asian="14pt" fo:language="en" fo:country="US"/>
    </style:style>
    <style:style style:name="P289" style:parent-style-name="Textbody" style:family="paragraph">
      <style:paragraph-properties fo:margin-bottom="0in" fo:line-height="150%"/>
      <style:text-properties fo:font-weight="bold" style:font-weight-asian="bold" fo:font-size="14pt" style:font-size-asian="14pt" fo:language="ru" fo:country="RU"/>
    </style:style>
    <style:style style:name="P290" style:parent-style-name="Textbody" style:family="paragraph">
      <style:paragraph-properties fo:margin-bottom="0in" fo:line-height="150%"/>
      <style:text-properties fo:font-size="14pt" style:font-size-asian="14pt" fo:language="ru" fo:country="RU"/>
    </style:style>
    <style:style style:name="P291" style:parent-style-name="Textbody" style:family="paragraph">
      <style:paragraph-properties fo:margin-bottom="0in" fo:line-height="150%"/>
    </style:style>
    <style:style style:name="T292" style:parent-style-name="Основнойшрифтабзаца" style:family="text">
      <style:text-properties fo:font-size="14pt" style:font-size-asian="14pt" fo:language="ru" fo:country="RU"/>
    </style:style>
    <style:style style:name="T293" style:parent-style-name="Основнойшрифтабзаца" style:family="text">
      <style:text-properties fo:font-size="14pt" style:font-size-asian="14pt" fo:language="en" fo:country="US"/>
    </style:style>
    <style:style style:name="P294"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2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2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2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2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0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style:language-asian="ru" style:country-asian="RU" style:language-complex="ar" style:country-complex="SA"/>
    </style:style>
    <style:style style:name="T3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0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0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1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1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1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1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1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1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1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style:language-asian="ru" style:country-asian="RU" style:language-complex="ar" style:country-complex="SA"/>
    </style:style>
    <style:style style:name="T32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2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2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2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2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2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2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3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3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3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40"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style:language-asian="ru" style:country-asian="RU" style:language-complex="ar" style:country-complex="SA"/>
    </style:style>
    <style:style style:name="T3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4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4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4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4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4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4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4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4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5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5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5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6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style:language-asian="ru" style:country-asian="RU" style:language-complex="ar" style:country-complex="SA"/>
    </style:style>
    <style:style style:name="T3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6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6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6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6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style:language-asian="ru" style:country-asian="RU" style:language-complex="ar" style:country-complex="SA"/>
    </style:style>
    <style:style style:name="T3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7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7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7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7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7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7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7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style:language-asian="ru" style:country-asian="RU" style:language-complex="ar" style:country-complex="SA"/>
    </style:style>
    <style:style style:name="T3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style:language-asian="ru" style:country-asian="RU" style:language-complex="ar" style:country-complex="SA"/>
    </style:style>
    <style:style style:name="T3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T3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style:language-asian="ru" style:country-asian="RU" style:language-complex="ar" style:country-complex="SA"/>
    </style:style>
    <style:style style:name="P383" style:parent-style-name="Textbody" style:family="paragraph">
      <style:paragraph-properties fo:margin-bottom="0in" fo:line-height="150%"/>
      <style:text-properties fo:font-size="14pt" style:font-size-asian="14pt"/>
    </style:style>
    <style:style style:name="P384" style:parent-style-name="Textbody" style:family="paragraph">
      <style:paragraph-properties fo:margin-bottom="0in" fo:line-height="150%"/>
    </style:style>
    <style:style style:name="T385" style:parent-style-name="Основнойшрифтабзаца" style:family="text">
      <style:text-properties fo:font-size="14pt" style:font-size-asian="14pt" fo:language="ru" fo:country="RU"/>
    </style:style>
    <style:style style:name="T386" style:parent-style-name="Основнойшрифтабзаца" style:family="text">
      <style:text-properties fo:font-size="14pt" style:font-size-asian="14pt" fo:language="en" fo:country="US"/>
    </style:style>
    <style:style style:name="T387" style:parent-style-name="Основнойшрифтабзаца" style:family="text">
      <style:text-properties fo:font-size="14pt" style:font-size-asian="14pt" fo:language="en" fo:country="US"/>
    </style:style>
    <style:style style:name="T388" style:parent-style-name="Основнойшрифтабзаца" style:family="text">
      <style:text-properties fo:font-size="14pt" style:font-size-asian="14pt" fo:language="en" fo:country="US"/>
    </style:style>
    <style:style style:name="P389"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9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08"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1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28"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1"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43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43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43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43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43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43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4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1"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457" style:parent-style-name="Textbody" style:family="paragraph">
      <style:paragraph-properties fo:margin-bottom="0in" fo:line-height="150%"/>
      <style:text-properties fo:font-size="14pt" style:font-size-asian="14pt" fo:language="en" fo:country="US"/>
    </style:style>
    <style:style style:name="P458" style:parent-style-name="Textbody" style:family="paragraph">
      <style:paragraph-properties fo:margin-bottom="0in" fo:line-height="150%"/>
    </style:style>
    <style:style style:name="T459" style:parent-style-name="Основнойшрифтабзаца" style:family="text">
      <style:text-properties fo:font-size="14pt" style:font-size-asian="14pt" fo:language="ru" fo:country="RU"/>
    </style:style>
    <style:style style:name="T460" style:parent-style-name="Основнойшрифтабзаца" style:family="text">
      <style:text-properties fo:font-size="14pt" style:font-size-asian="14pt" fo:language="en" fo:country="US"/>
    </style:style>
    <style:style style:name="P46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8"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4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544" style:parent-style-name="Textbody" style:family="paragraph">
      <style:paragraph-properties fo:margin-bottom="0in" fo:line-height="150%"/>
      <style:text-properties fo:font-size="14pt" style:font-size-asian="14pt" fo:language="en" fo:country="US"/>
    </style:style>
    <style:style style:name="P545" style:parent-style-name="Textbody" style:family="paragraph">
      <style:paragraph-properties fo:margin-bottom="0in" fo:line-height="150%"/>
      <style:text-properties fo:font-weight="bold" style:font-weight-asian="bold" fo:font-size="14pt" style:font-size-asian="14pt" fo:language="ru" fo:country="RU"/>
    </style:style>
    <style:style style:name="P546" style:parent-style-name="Textbody" style:family="paragraph">
      <style:paragraph-properties fo:margin-bottom="0in" fo:line-height="150%"/>
      <style:text-properties fo:font-size="14pt" style:font-size-asian="14pt" fo:language="ru" fo:country="RU"/>
    </style:style>
    <style:style style:name="P547" style:parent-style-name="Textbody" style:family="paragraph">
      <style:paragraph-properties fo:margin-bottom="0in" fo:line-height="150%"/>
      <style:text-properties fo:font-size="14pt" style:font-size-asian="14pt" fo:language="ru" fo:country="RU"/>
    </style:style>
    <style:style style:name="P548" style:parent-style-name="Textbody" style:family="paragraph">
      <style:paragraph-properties fo:margin-bottom="0in" fo:line-height="150%"/>
    </style:style>
    <style:style style:name="T549" style:parent-style-name="Основнойшрифтабзаца" style:family="text">
      <style:text-properties fo:font-size="14pt" style:font-size-asian="14pt" fo:language="ru" fo:country="RU"/>
    </style:style>
    <style:style style:name="T550" style:parent-style-name="Основнойшрифтабзаца" style:family="text">
      <style:text-properties fo:font-size="14pt" style:font-size-asian="14pt" fo:language="en" fo:country="US"/>
    </style:style>
    <style:style style:name="T551" style:parent-style-name="Основнойшрифтабзаца" style:family="text">
      <style:text-properties fo:font-size="14pt" style:font-size-asian="14pt" fo:language="en" fo:country="US"/>
    </style:style>
    <style:style style:name="T552" style:parent-style-name="Основнойшрифтабзаца" style:family="text">
      <style:text-properties fo:font-size="14pt" style:font-size-asian="14pt" fo:language="en" fo:country="US"/>
    </style:style>
    <style:style style:name="P553"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2"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6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6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7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57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7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57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587" style:parent-style-name="Textbody" style:family="paragraph">
      <style:paragraph-properties fo:margin-bottom="0in" fo:line-height="150%"/>
      <style:text-properties fo:font-weight="bold" style:font-weight-asian="bold" fo:font-size="14pt" style:font-size-asian="14pt" fo:language="en" fo:country="US"/>
    </style:style>
    <style:style style:name="P588" style:parent-style-name="Textbody" style:family="paragraph">
      <style:paragraph-properties fo:margin-bottom="0in" fo:line-height="150%"/>
    </style:style>
    <style:style style:name="T589" style:parent-style-name="Основнойшрифтабзаца" style:family="text">
      <style:text-properties fo:font-size="14pt" style:font-size-asian="14pt" fo:language="ru" fo:country="RU"/>
    </style:style>
    <style:style style:name="T590" style:parent-style-name="Основнойшрифтабзаца" style:family="text">
      <style:text-properties fo:font-size="14pt" style:font-size-asian="14pt" fo:language="en" fo:country="US"/>
    </style:style>
    <style:style style:name="T591" style:parent-style-name="Основнойшрифтабзаца" style:family="text">
      <style:text-properties fo:font-size="14pt" style:font-size-asian="14pt" fo:language="en" fo:country="US"/>
    </style:style>
    <style:style style:name="T592" style:parent-style-name="Основнойшрифтабзаца" style:family="text">
      <style:text-properties fo:font-size="14pt" style:font-size-asian="14pt" fo:language="en" fo:country="US"/>
    </style:style>
    <style:style style:name="P593"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2"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6"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637"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6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6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6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65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657" style:parent-style-name="Textbody" style:family="paragraph">
      <style:paragraph-properties fo:margin-bottom="0in" fo:line-height="150%"/>
      <style:text-properties fo:font-size="14pt" style:font-size-asian="14pt" fo:language="en" fo:country="US"/>
    </style:style>
    <style:style style:name="P658" style:parent-style-name="Textbody" style:family="paragraph">
      <style:paragraph-properties fo:margin-bottom="0in" fo:line-height="150%"/>
    </style:style>
    <style:style style:name="T659" style:parent-style-name="Основнойшрифтабзаца" style:family="text">
      <style:text-properties fo:font-size="14pt" style:font-size-asian="14pt" fo:language="ru" fo:country="RU"/>
    </style:style>
    <style:style style:name="T660" style:parent-style-name="Основнойшрифтабзаца" style:family="text">
      <style:text-properties fo:font-size="14pt" style:font-size-asian="14pt" fo:language="en" fo:country="US"/>
    </style:style>
    <style:style style:name="P66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8"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6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7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3"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714"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7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7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7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747" style:parent-style-name="Textbody" style:family="paragraph">
      <style:paragraph-properties fo:margin-bottom="0in" fo:line-height="150%"/>
      <style:text-properties fo:font-size="14pt" style:font-size-asian="14pt" fo:language="en" fo:country="US"/>
    </style:style>
    <style:style style:name="P748" style:parent-style-name="Textbody" style:family="paragraph">
      <style:paragraph-properties fo:margin-bottom="0in" fo:line-height="150%"/>
    </style:style>
    <style:style style:name="T749" style:parent-style-name="Основнойшрифтабзаца" style:family="text">
      <style:text-properties fo:font-size="14pt" style:font-size-asian="14pt" fo:language="ru" fo:country="RU"/>
    </style:style>
    <style:style style:name="T750" style:parent-style-name="Основнойшрифтабзаца" style:family="text">
      <style:text-properties fo:font-size="14pt" style:font-size-asian="14pt" fo:language="en" fo:country="US"/>
    </style:style>
    <style:style style:name="P75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7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7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2"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813"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814" style:parent-style-name="Основнойшрифтабзаца" style:family="text">
      <style:text-properties style:font-name="Consolas" style:font-name-asian="Times New Roman" style:font-name-complex="Courier New" fo:color="#BBB529" style:letter-kerning="false" fo:font-size="10pt" style:font-size-asian="10pt" style:font-size-complex="10pt" fo:language="en" fo:country="US" style:language-asian="ru" style:country-asian="RU" style:language-complex="ar" style:country-complex="SA"/>
    </style:style>
    <style:style style:name="T8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4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8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856" style:parent-style-name="Textbody" style:family="paragraph">
      <style:paragraph-properties fo:margin-bottom="0in" fo:line-height="150%"/>
      <style:text-properties fo:font-size="14pt" style:font-size-asian="14pt" fo:language="en" fo:country="US"/>
    </style:style>
    <style:style style:name="P857" style:parent-style-name="Textbody" style:family="paragraph">
      <style:paragraph-properties fo:margin-bottom="0in" fo:line-height="150%"/>
      <style:text-properties fo:font-weight="bold" style:font-weight-asian="bold" fo:font-size="14pt" style:font-size-asian="14pt" fo:language="ru" fo:country="RU"/>
    </style:style>
    <style:style style:name="P858" style:parent-style-name="Textbody" style:family="paragraph">
      <style:paragraph-properties fo:margin-bottom="0in" fo:line-height="150%"/>
      <style:text-properties fo:font-size="14pt" style:font-size-asian="14pt" fo:language="ru" fo:country="RU"/>
    </style:style>
    <style:style style:name="P859" style:parent-style-name="Textbody" style:family="paragraph">
      <style:paragraph-properties fo:margin-bottom="0in" fo:line-height="150%"/>
      <style:text-properties fo:font-size="14pt" style:font-size-asian="14pt" fo:language="ru" fo:country="RU"/>
    </style:style>
    <style:style style:name="P860" style:parent-style-name="Textbody" style:family="paragraph">
      <style:paragraph-properties fo:margin-bottom="0in" fo:line-height="150%"/>
    </style:style>
    <style:style style:name="T861" style:parent-style-name="Основнойшрифтабзаца" style:family="text">
      <style:text-properties fo:font-size="14pt" style:font-size-asian="14pt" fo:language="ru" fo:country="RU"/>
    </style:style>
    <style:style style:name="T862" style:parent-style-name="Основнойшрифтабзаца" style:family="text">
      <style:text-properties fo:font-size="14pt" style:font-size-asian="14pt" fo:language="en" fo:country="US"/>
    </style:style>
    <style:style style:name="T863" style:parent-style-name="Основнойшрифтабзаца" style:family="text">
      <style:text-properties fo:font-size="14pt" style:font-size-asian="14pt" fo:language="en" fo:country="US"/>
    </style:style>
    <style:style style:name="P864"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8"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904" style:parent-style-name="Textbody" style:family="paragraph">
      <style:paragraph-properties fo:margin-bottom="0in" fo:line-height="150%"/>
      <style:text-properties fo:font-size="14pt" style:font-size-asian="14pt" fo:language="en" fo:country="US"/>
    </style:style>
    <style:style style:name="P905" style:parent-style-name="Textbody" style:family="paragraph">
      <style:paragraph-properties fo:margin-bottom="0in" fo:line-height="150%"/>
    </style:style>
    <style:style style:name="T906" style:parent-style-name="Основнойшрифтабзаца" style:family="text">
      <style:text-properties fo:font-size="14pt" style:font-size-asian="14pt" fo:language="ru" fo:country="RU"/>
    </style:style>
    <style:style style:name="T907" style:parent-style-name="Основнойшрифтабзаца" style:family="text">
      <style:text-properties fo:font-size="14pt" style:font-size-asian="14pt" fo:language="en" fo:country="US"/>
    </style:style>
    <style:style style:name="P908"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2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4"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955" style:parent-style-name="Textbody" style:family="paragraph">
      <style:paragraph-properties fo:margin-bottom="0in" fo:line-height="150%"/>
      <style:text-properties fo:font-size="14pt" style:font-size-asian="14pt" fo:language="ru" fo:country="RU"/>
    </style:style>
    <style:style style:name="P956" style:parent-style-name="Textbody" style:family="paragraph">
      <style:paragraph-properties fo:margin-bottom="0in" fo:line-height="150%"/>
    </style:style>
    <style:style style:name="T957" style:parent-style-name="Основнойшрифтабзаца" style:family="text">
      <style:text-properties fo:font-size="14pt" style:font-size-asian="14pt" fo:language="ru" fo:country="RU"/>
    </style:style>
    <style:style style:name="T958" style:parent-style-name="Основнойшрифтабзаца" style:family="text">
      <style:text-properties fo:font-size="14pt" style:font-size-asian="14pt" fo:language="en" fo:country="US"/>
    </style:style>
    <style:style style:name="P959"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4"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012" style:parent-style-name="Textbody" style:family="paragraph">
      <style:paragraph-properties fo:margin-bottom="0in" fo:line-height="150%"/>
      <style:text-properties fo:font-weight="bold" style:font-weight-asian="bold" fo:font-size="14pt" style:font-size-asian="14pt" fo:language="en" fo:country="US"/>
    </style:style>
    <style:style style:name="P1013" style:parent-style-name="Textbody" style:family="paragraph">
      <style:paragraph-properties fo:margin-bottom="0in" fo:line-height="150%"/>
      <style:text-properties fo:font-weight="bold" style:font-weight-asian="bold" fo:font-size="14pt" style:font-size-asian="14pt" fo:language="ru" fo:country="RU"/>
    </style:style>
    <style:style style:name="P1014" style:parent-style-name="Textbody" style:family="paragraph">
      <style:paragraph-properties fo:margin-bottom="0in" fo:line-height="150%"/>
      <style:text-properties fo:font-size="14pt" style:font-size-asian="14pt" fo:language="ru" fo:country="RU"/>
    </style:style>
    <style:style style:name="P1015" style:parent-style-name="Textbody" style:family="paragraph">
      <style:paragraph-properties fo:margin-bottom="0in" fo:line-height="150%"/>
      <style:text-properties fo:font-size="14pt" style:font-size-asian="14pt" fo:language="ru" fo:country="RU"/>
    </style:style>
    <style:style style:name="P1016" style:parent-style-name="Textbody" style:family="paragraph">
      <style:paragraph-properties fo:margin-bottom="0in" fo:line-height="150%"/>
    </style:style>
    <style:style style:name="T1017" style:parent-style-name="Основнойшрифтабзаца" style:family="text">
      <style:text-properties fo:font-size="14pt" style:font-size-asian="14pt" fo:language="ru" fo:country="RU"/>
    </style:style>
    <style:style style:name="T1018" style:parent-style-name="Основнойшрифтабзаца" style:family="text">
      <style:text-properties fo:font-size="14pt" style:font-size-asian="14pt" fo:language="en" fo:country="US"/>
    </style:style>
    <style:style style:name="P1019"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8"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0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03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03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0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51"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0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0"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8"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097" style:parent-style-name="Textbody" style:family="paragraph">
      <style:paragraph-properties fo:margin-bottom="0in" fo:line-height="150%"/>
      <style:text-properties fo:font-size="14pt" style:font-size-asian="14pt" fo:language="en" fo:country="US"/>
    </style:style>
    <style:style style:name="P1098" style:parent-style-name="Textbody" style:family="paragraph">
      <style:paragraph-properties fo:margin-bottom="0in" fo:line-height="150%"/>
    </style:style>
    <style:style style:name="T1099" style:parent-style-name="Основнойшрифтабзаца" style:family="text">
      <style:text-properties fo:font-size="14pt" style:font-size-asian="14pt" fo:language="ru" fo:country="RU"/>
    </style:style>
    <style:style style:name="T1100" style:parent-style-name="Основнойшрифтабзаца" style:family="text">
      <style:text-properties fo:font-size="14pt" style:font-size-asian="14pt" fo:language="en" fo:country="US"/>
    </style:style>
    <style:style style:name="P110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1"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5"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2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8"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3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3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3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4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4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4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4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156" style:parent-style-name="Textbody" style:family="paragraph">
      <style:paragraph-properties fo:margin-bottom="0in" fo:line-height="150%"/>
      <style:text-properties fo:font-size="14pt" style:font-size-asian="14pt" fo:language="en" fo:country="US"/>
    </style:style>
    <style:style style:name="P1157" style:parent-style-name="Textbody" style:family="paragraph">
      <style:paragraph-properties fo:margin-bottom="0in" fo:line-height="150%"/>
    </style:style>
    <style:style style:name="T1158" style:parent-style-name="Основнойшрифтабзаца" style:family="text">
      <style:text-properties fo:font-size="14pt" style:font-size-asian="14pt" fo:language="ru" fo:country="RU"/>
    </style:style>
    <style:style style:name="T1159" style:parent-style-name="Основнойшрифтабзаца" style:family="text">
      <style:text-properties fo:font-size="14pt" style:font-size-asian="14pt" fo:language="en" fo:country="US"/>
    </style:style>
    <style:style style:name="P1160"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1"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5"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9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9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0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0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0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7"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1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1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1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1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0"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2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2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2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8"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3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234" style:parent-style-name="Textbody" style:family="paragraph">
      <style:paragraph-properties fo:margin-bottom="0in" fo:line-height="150%"/>
      <style:text-properties fo:font-size="14pt" style:font-size-asian="14pt" fo:language="ru" fo:country="RU"/>
    </style:style>
    <style:style style:name="P1235" style:parent-style-name="Textbody" style:family="paragraph">
      <style:paragraph-properties fo:margin-bottom="0in" fo:line-height="150%"/>
    </style:style>
    <style:style style:name="T1236" style:parent-style-name="Основнойшрифтабзаца" style:family="text">
      <style:text-properties fo:font-size="14pt" style:font-size-asian="14pt" fo:language="ru" fo:country="RU"/>
    </style:style>
    <style:style style:name="T1237" style:parent-style-name="Основнойшрифтабзаца" style:family="text">
      <style:text-properties fo:font-size="14pt" style:font-size-asian="14pt" fo:language="en" fo:country="US"/>
    </style:style>
    <style:style style:name="P1238"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2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2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7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7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7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7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7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8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8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9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9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29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2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30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30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7"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3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313" style:parent-style-name="Textbody" style:family="paragraph">
      <style:paragraph-properties fo:margin-bottom="0in" fo:line-height="150%"/>
      <style:text-properties fo:font-size="14pt" style:font-size-asian="14pt" fo:language="en" fo:country="US"/>
    </style:style>
    <style:style style:name="P1314" style:parent-style-name="Textbody" style:family="paragraph">
      <style:paragraph-properties fo:margin-bottom="0in" fo:line-height="150%"/>
    </style:style>
    <style:style style:name="T1315" style:parent-style-name="Основнойшрифтабзаца" style:family="text">
      <style:text-properties fo:font-weight="bold" style:font-weight-asian="bold" fo:font-size="14pt" style:font-size-asian="14pt" fo:language="ru" fo:country="RU"/>
    </style:style>
    <style:style style:name="P1316" style:parent-style-name="Textbody" style:family="paragraph">
      <style:paragraph-properties fo:line-height="150%"/>
    </style:style>
    <style:style style:name="T1317" style:parent-style-name="Основнойшрифтабзаца" style:family="text">
      <style:text-properties fo:font-size="14pt" style:font-size-asian="14pt" fo:language="ru" fo:country="RU"/>
    </style:style>
    <style:style style:name="T1318" style:parent-style-name="Основнойшрифтабзаца" style:family="text">
      <style:text-properties fo:font-size="14pt" style:font-size-asian="14pt" fo:language="en" fo:country="US"/>
    </style:style>
    <style:style style:name="T1319" style:parent-style-name="Основнойшрифтабзаца" style:family="text">
      <style:text-properties fo:font-size="14pt" style:font-size-asian="14pt" fo:language="ru" fo:country="RU"/>
    </style:style>
    <style:style style:name="T1320" style:parent-style-name="Основнойшрифтабзаца" style:family="text">
      <style:text-properties fo:font-size="14pt" style:font-size-asian="14pt" fo:language="ru" fo:country="RU"/>
    </style:style>
    <style:style style:name="T1321" style:parent-style-name="Основнойшрифтабзаца" style:family="text">
      <style:text-properties fo:font-size="14pt" style:font-size-asian="14pt" fo:language="ru" fo:country="RU"/>
    </style:style>
    <style:style style:name="T1322" style:parent-style-name="Основнойшрифтабзаца" style:family="text">
      <style:text-properties fo:font-size="14pt" style:font-size-asian="14pt" fo:language="ru" fo:country="RU"/>
    </style:style>
    <style:style style:name="T1323" style:parent-style-name="Основнойшрифтабзаца" style:family="text">
      <style:text-properties fo:font-size="14pt" style:font-size-asian="14pt" fo:language="ru" fo:country="RU"/>
    </style:style>
  </office:automatic-styles>
  <office:body>
    <office:text text:use-soft-page-breaks="true">
      <text:p text:style-name="P1">Министерство образования и науки РФ</text:p>
      <text:p text:style-name="P3"> </text:p>
      <text:p text:style-name="P4">ФГАОУ ВО «Уральский федеральный университет</text:p>
      <text:p text:style-name="P5">имени первого Президента России Б. Н. Ельцина»</text:p>
      <text:p text:style-name="P6">ИРИТ-РТФ</text:p>
      <text:p text:style-name="P7">Центр ускоренного обучения</text:p>
      <text:p text:style-name="P8"> </text:p>
      <text:p text:style-name="P9"> </text:p>
      <text:p text:style-name="P10"/>
      <text:p text:style-name="P11"> </text:p>
      <text:p text:style-name="P12"> </text:p>
      <text:p text:style-name="P13"><text:span text:style-name="T14">ОТЧЕТ ПО<text:s/></text:span><text:span text:style-name="T15">ЛАБОРАТОРНОЙ РАБОТЕ<text:s/></text:span><text:span text:style-name="T16">№2</text:span></text:p>
      <text:p text:style-name="P17"><text:span text:style-name="T18">по дисциплине «</text:span><text:span text:style-name="T19">Объектно-ориентированное программирование</text:span><text:span text:style-name="T20">»</text:span> </text:p>
      <text:p text:style-name="P21"/>
      <text:p text:style-name="P22"><text:span text:style-name="T23">Тема: «Введение в<text:s/></text:span><text:span text:style-name="T24">наследование</text:span><text:span text:style-name="T25">»</text:span></text:p>
      <text:p text:style-name="P26"> </text:p>
      <text:p text:style-name="P27"> </text:p>
      <text:p text:style-name="P28"/>
      <text:p text:style-name="P29"/>
      <text:p text:style-name="P30"/>
      <text:p text:style-name="P31"/>
      <text:p text:style-name="P32"> </text:p>
      <text:p text:style-name="P33"> </text:p>
      <text:p text:style-name="P34"><text:span text:style-name="T35">Студент группы<text:s/></text:span><text:span text:style-name="T36">РИЗ-280028у:</text:span><text:span text:style-name="T37"><text:tab/></text:span><text:span text:style-name="T38"><text:tab/></text:span><text:span text:style-name="T39"><text:tab/></text:span><text:span text:style-name="T40"><text:tab/></text:span><text:tab/><text:span text:style-name="T41"><text:tab/></text:span><text:span text:style-name="T42">Е.А.Аксенов</text:span></text:p>
      <text:p text:style-name="P43"><text:span text:style-name="T44">Преподаватель:<text:s/></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Н</text:span><text:span text:style-name="T55">.</text:span><text:span text:style-name="T56">А</text:span><text:span text:style-name="T57">.</text:span><text:span text:style-name="T58">Архипов</text:span></text:p>
      <text:p text:style-name="P59"/>
      <text:p text:style-name="P60"> </text:p>
      <text:p text:style-name="P61"> </text:p>
      <text:p text:style-name="P62"/>
      <text:p text:style-name="P63"/>
      <text:p text:style-name="P64"/>
      <text:p text:style-name="P65"/>
      <text:p text:style-name="P66"/>
      <text:p text:style-name="P67"/>
      <text:p text:style-name="P68"><text:span text:style-name="T69">Екатеринбург 20</text:span><text:span text:style-name="T70">19</text:span></text:p>
      <text:soft-page-break/>
      <text:p text:style-name="P71"><text:span text:style-name="T72">Цель работы</text:span></text:p>
      <text:p text:style-name="P73">Получить представление о механизме наследования в языке</text:p>
      <text:p text:style-name="P74">программирования Java</text:p>
      <text:p text:style-name="P75"/>
      <text:p text:style-name="P76">Задание 1</text:p>
      <text:p text:style-name="P77">Напишите программу, в которой есть суперкласс с приватным текстовым полем, конструктором с текстовым параметром и где переопределен метод toString (). На основе суперкласса путем наследования создается подкласс. У него появляется еще одно приватное текстовое ноле. Также подкласс должен иметь версии конструктора с одним и двумя текстовыми аргументами, а еще в нем должен быть переопределен метод toString (). В обоих классах метод toString () переопределяется так, что он возвращает строку с названием класса и значение текстового поля или текстовых полей.</text:p>
      <text:p text:style-name="P78"/>
      <text:p text:style-name="P79"><text:span text:style-name="T80">Класс</text:span><text:span text:style-name="T81"><text:s/></text:span><text:span text:style-name="T82">Main</text:span><text:span text:style-name="T83">:</text:span></text:p>
      <text:p text:style-name="P84"><text:span text:style-name="T85">package<text:s/></text:span><text:span text:style-name="T86">ru.ttcreate.semester3.lab3.ex1</text:span><text:span text:style-name="T87">;</text:span><text:span text:style-name="T88"><text:line-break/></text:span><text:span text:style-name="T89"><text:line-break/>public class<text:s/></text:span><text:span text:style-name="T90">Main {</text:span><text:span text:style-name="T91"><text:line-break/><text:s text:c="4"/></text:span><text:span text:style-name="T92">public static void<text:s/></text:span><text:span text:style-name="T93">main</text:span><text:span text:style-name="T94">(String[] args) {</text:span><text:span text:style-name="T95"><text:line-break/><text:s text:c="8"/>Superclass superclass =<text:s/></text:span><text:span text:style-name="T96">new<text:s/></text:span><text:span text:style-name="T97">Superclass(</text:span><text:span text:style-name="T98">"Текст суперкласса"</text:span><text:span text:style-name="T99">)</text:span><text:span text:style-name="T100">;</text:span><text:span text:style-name="T101"><text:line-break/><text:s text:c="8"/></text:span><text:span text:style-name="T102">System.</text:span><text:span text:style-name="T103">out</text:span><text:span text:style-name="T104">.println(superclass.toString())</text:span><text:span text:style-name="T105">;</text:span><text:span text:style-name="T106"><text:line-break/></text:span><text:span text:style-name="T107"><text:line-break/><text:s text:c="8"/></text:span><text:span text:style-name="T108">Subclass subclass =<text:s/></text:span><text:span text:style-name="T109">new<text:s/></text:span><text:span text:style-name="T110">Subclass(</text:span><text:span text:style-name="T111">"Текст суперкласса из подкласса"</text:span><text:span text:style-name="T112">)</text:span><text:span text:style-name="T113">;</text:span><text:span text:style-name="T114"><text:line-break/><text:s text:c="8"/></text:span><text:span text:style-name="T115">System.</text:span><text:span text:style-name="T116">out</text:span><text:span text:style-name="T117">.println(subclass.toString())</text:span><text:span text:style-name="T118">;</text:span><text:span text:style-name="T119"><text:line-break/></text:span><text:span text:style-name="T120"><text:line-break/><text:s text:c="8"/></text:span><text:span text:style-name="T121">subclass =<text:s/></text:span><text:span text:style-name="T122">new<text:s/></text:span><text:span text:style-name="T123">Subclass(</text:span><text:span text:style-name="T124">"Текст суперкласса из подкласса"</text:span><text:span text:style-name="T125">,<text:s/></text:span><text:span text:style-name="T126">"Текст подкласса из подкласса"</text:span><text:span text:style-name="T127">)</text:span><text:span text:style-name="T128">;</text:span><text:span text:style-name="T129"><text:line-break/><text:s text:c="8"/></text:span><text:span text:style-name="T130">System.</text:span><text:span text:style-name="T131">out</text:span><text:span text:style-name="T132">.println(subclass.toString())</text:span><text:span text:style-name="T133">;</text:span><text:span text:style-name="T134"><text:line-break/><text:s text:c="4"/></text:span><text:span text:style-name="T135">}</text:span><text:span text:style-name="T136"><text:line-break/>}</text:span></text:p>
      <text:p text:style-name="P137"/>
      <text:p text:style-name="P138"><text:span text:style-name="T139">Класс</text:span><text:span text:style-name="T140"><text:s/></text:span><text:span text:style-name="T141">Superclass</text:span><text:span text:style-name="T142">:</text:span></text:p>
      <text:p text:style-name="P143"><text:span text:style-name="T144">package<text:s/></text:span><text:span text:style-name="T145">ru.ttcreate.semester3.lab3.ex1</text:span><text:span text:style-name="T146">;</text:span><text:span text:style-name="T147"><text:line-break/></text:span><text:span text:style-name="T148"><text:line-break/>public class<text:s/></text:span><text:span text:style-name="T149">Superclass {</text:span><text:span text:style-name="T150"><text:line-break/><text:s text:c="4"/></text:span><text:span text:style-name="T151">private<text:s/></text:span><text:span text:style-name="T152">String<text:s/></text:span><text:span text:style-name="T153">superStr</text:span><text:span text:style-name="T154">;</text:span><text:span text:style-name="T155"><text:line-break/></text:span><text:span text:style-name="T156"><text:line-break/><text:s text:c="4"/>public<text:s/></text:span><text:span text:style-name="T157">Superclass</text:span><text:span text:style-name="T158">(String superStr) {</text:span><text:span text:style-name="T159"><text:line-break/><text:s text:c="8"/></text:span><text:span text:style-name="T160">this</text:span><text:span text:style-name="T161">.</text:span><text:span text:style-name="T162">superStr<text:s/></text:span><text:span text:style-name="T163">= superStr</text:span><text:span text:style-name="T164">;</text:span><text:span text:style-name="T165"><text:line-break/><text:s text:c="4"/></text:span><text:span text:style-name="T166">}</text:span><text:span text:style-name="T167"><text:line-break/></text:span><text:span text:style-name="T168"><text:line-break/><text:s text:c="4"/></text:span><text:span text:style-name="T169">public<text:s/></text:span><text:span text:style-name="T170">String<text:s/></text:span><text:span text:style-name="T171">getSuperStr</text:span><text:span text:style-name="T172">() {</text:span><text:span text:style-name="T173"><text:line-break/><text:s text:c="8"/></text:span><text:span text:style-name="T174">return<text:s/></text:span><text:span text:style-name="T175">superStr</text:span><text:span text:style-name="T176">;</text:span><text:span text:style-name="T177"><text:line-break/><text:s text:c="4"/></text:span><text:span text:style-name="T178">}</text:span><text:span text:style-name="T179"><text:line-break/></text:span><text:soft-page-break/><text:span text:style-name="T180"><text:line-break/><text:s text:c="4"/></text:span><text:span text:style-name="T181">@Override</text:span><text:span text:style-name="T182"><text:line-break/><text:s text:c="4"/></text:span><text:span text:style-name="T183">public<text:s/></text:span><text:span text:style-name="T184">String<text:s/></text:span><text:span text:style-name="T185">toString</text:span><text:span text:style-name="T186">() {</text:span><text:span text:style-name="T187"><text:line-break/><text:s text:c="8"/></text:span><text:span text:style-name="T188">return<text:s/></text:span><text:span text:style-name="T189">"Superclass{"<text:s/></text:span><text:span text:style-name="T190">+</text:span><text:span text:style-name="T191"><text:line-break/><text:s text:c="16"/></text:span><text:span text:style-name="T192">"superStr='"<text:s/></text:span><text:span text:style-name="T193">+<text:s/></text:span><text:span text:style-name="T194">superStr<text:s/></text:span><text:span text:style-name="T195">+<text:s/></text:span><text:span text:style-name="T196">'</text:span><text:span text:style-name="T197">\'</text:span><text:span text:style-name="T198">'<text:s/></text:span><text:span text:style-name="T199">+</text:span><text:span text:style-name="T200"><text:line-break/><text:s text:c="16"/></text:span><text:span text:style-name="T201">'}'</text:span><text:span text:style-name="T202">;</text:span><text:span text:style-name="T203"><text:line-break/><text:s text:c="4"/></text:span><text:span text:style-name="T204">}</text:span><text:span text:style-name="T205"><text:line-break/>}</text:span></text:p>
      <text:p text:style-name="P206"/>
      <text:p text:style-name="P207"><text:span text:style-name="T208">Класс<text:s/></text:span><text:span text:style-name="T209">Subclass;</text:span></text:p>
      <text:p text:style-name="P210"><text:span text:style-name="T211">package<text:s/></text:span><text:span text:style-name="T212">ru.ttcreate.semester3.lab3.ex1</text:span><text:span text:style-name="T213">;</text:span><text:span text:style-name="T214"><text:line-break/></text:span><text:span text:style-name="T215"><text:line-break/>public class<text:s/></text:span><text:span text:style-name="T216">Subclass<text:s/></text:span><text:span text:style-name="T217">extends<text:s/></text:span><text:span text:style-name="T218">Superclass {</text:span><text:span text:style-name="T219"><text:line-break/><text:s text:c="4"/></text:span><text:span text:style-name="T220">private<text:s/></text:span><text:span text:style-name="T221">String<text:s/></text:span><text:span text:style-name="T222">subStr</text:span><text:span text:style-name="T223">;</text:span><text:span text:style-name="T224"><text:line-break/></text:span><text:span text:style-name="T225"><text:line-break/><text:s text:c="4"/>public<text:s/></text:span><text:span text:style-name="T226">Subclass</text:span><text:span text:style-name="T227">(String superStr) {</text:span><text:span text:style-name="T228"><text:line-break/><text:s text:c="8"/></text:span><text:span text:style-name="T229">super</text:span><text:span text:style-name="T230">(superStr)</text:span><text:span text:style-name="T231">;</text:span><text:span text:style-name="T232"><text:line-break/><text:s text:c="4"/></text:span><text:span text:style-name="T233">}</text:span><text:span text:style-name="T234"><text:line-break/></text:span><text:span text:style-name="T235"><text:line-break/><text:s text:c="4"/></text:span><text:span text:style-name="T236">public<text:s/></text:span><text:span text:style-name="T237">Subclass</text:span><text:span text:style-name="T238">(String superStr</text:span><text:span text:style-name="T239">,<text:s/></text:span><text:span text:style-name="T240">String subStr) {</text:span><text:span text:style-name="T241"><text:line-break/><text:s text:c="8"/></text:span><text:span text:style-name="T242">super</text:span><text:span text:style-name="T243">(superStr)</text:span><text:span text:style-name="T244">;</text:span><text:span text:style-name="T245"><text:line-break/><text:s text:c="8"/>this</text:span><text:span text:style-name="T246">.</text:span><text:span text:style-name="T247">subStr<text:s/></text:span><text:span text:style-name="T248">= subStr</text:span><text:span text:style-name="T249">;</text:span><text:span text:style-name="T250"><text:line-break/><text:s text:c="4"/></text:span><text:span text:style-name="T251">}</text:span><text:span text:style-name="T252"><text:line-break/></text:span><text:span text:style-name="T253"><text:line-break/><text:s text:c="4"/></text:span><text:span text:style-name="T254">@Override</text:span><text:span text:style-name="T255"><text:line-break/><text:s text:c="4"/></text:span><text:span text:style-name="T256">public<text:s/></text:span><text:span text:style-name="T257">String<text:s/></text:span><text:span text:style-name="T258">toString</text:span><text:span text:style-name="T259">() {</text:span><text:span text:style-name="T260"><text:line-break/><text:s text:c="8"/></text:span><text:span text:style-name="T261">return<text:s/></text:span><text:span text:style-name="T262">"Subclass{"<text:s/></text:span><text:span text:style-name="T263">+</text:span><text:span text:style-name="T264"><text:line-break/><text:s text:c="16"/></text:span><text:span text:style-name="T265">"superStr='"<text:s/></text:span><text:span text:style-name="T266">+ getSuperStr() +<text:s/></text:span><text:span text:style-name="T267">'</text:span><text:span text:style-name="T268">\'</text:span><text:span text:style-name="T269">'<text:s/></text:span><text:span text:style-name="T270">+</text:span><text:span text:style-name="T271"><text:line-break/><text:s text:c="16"/></text:span><text:span text:style-name="T272">"</text:span><text:span text:style-name="T273">\n</text:span><text:span text:style-name="T274">subStr='"<text:s/></text:span><text:span text:style-name="T275">+<text:s/></text:span><text:span text:style-name="T276">subStr<text:s/></text:span><text:span text:style-name="T277">+<text:s/></text:span><text:span text:style-name="T278">'</text:span><text:span text:style-name="T279">\'</text:span><text:span text:style-name="T280">'<text:s/></text:span><text:span text:style-name="T281">+</text:span><text:span text:style-name="T282"><text:line-break/><text:s text:c="16"/></text:span><text:span text:style-name="T283">'}'</text:span><text:span text:style-name="T284">;</text:span><text:span text:style-name="T285"><text:line-break/><text:s text:c="4"/></text:span><text:span text:style-name="T286">}</text:span><text:span text:style-name="T287"><text:line-break/>}</text:span></text:p>
      <text:p text:style-name="P288"/>
      <text:p text:style-name="P289">Задание 2</text:p>
      <text:p text:style-name="P290">Напишите программу, в которой есть суперкласс с приватным текстовым полем. В базовом классе должен быть метод для присваивания значения полю: без параметров и с одним текстовым параметром. Объект суперкласса создается передачей одного текстового аргумента конструктору. Доступное только для чтения свойство результатом возвращает длину текстовой строки. На основе суперкласса создается подкласс. В подклассе появляется дополнительное открытое целочисленное поле. В классе должны быть такие версии метода для присваивания значений полям (используется переопределение и перегрузка метода из суперкласса): без параметров, с текстовым параметром, с целочисленным параметром, с текстовым и целочисленным параметром. У конструктора подкласса два параметра (целочисленный и текстовый).</text:p>
      <text:soft-page-break/>
      <text:p text:style-name="P291"><text:span text:style-name="T292">Класс</text:span><text:span text:style-name="T293"><text:s/>Main:</text:span></text:p>
      <text:p text:style-name="P294"><text:span text:style-name="T295">package<text:s/></text:span><text:span text:style-name="T296">ru.ttcreate.semester3.lab3.ex2</text:span><text:span text:style-name="T297">;</text:span><text:span text:style-name="T298"><text:line-break/></text:span><text:span text:style-name="T299"><text:line-break/>public class<text:s/></text:span><text:span text:style-name="T300">Main {</text:span><text:span text:style-name="T301"><text:line-break/><text:s text:c="4"/></text:span><text:span text:style-name="T302">public static void<text:s/></text:span><text:span text:style-name="T303">main</text:span><text:span text:style-name="T304">(String[] args) {</text:span><text:span text:style-name="T305"><text:line-break/><text:s text:c="8"/>Superclass superclass =<text:s/></text:span><text:span text:style-name="T306">new<text:s/></text:span><text:span text:style-name="T307">Superclass(</text:span><text:span text:style-name="T308">"</text:span><text:span text:style-name="T309">Текстовое</text:span><text:span text:style-name="T310"><text:s/></text:span><text:span text:style-name="T311">поле</text:span><text:span text:style-name="T312"><text:s/></text:span><text:span text:style-name="T313">суперкласса</text:span><text:span text:style-name="T314">"</text:span><text:span text:style-name="T315">)</text:span><text:span text:style-name="T316">;</text:span><text:span text:style-name="T317"><text:line-break/><text:s text:c="8"/></text:span><text:span text:style-name="T318">System.</text:span><text:span text:style-name="T319">out</text:span><text:span text:style-name="T320">.println(</text:span><text:span text:style-name="T321">"</text:span><text:span text:style-name="T322">Длинна</text:span><text:span text:style-name="T323"><text:s/></text:span><text:span text:style-name="T324">строки</text:span><text:span text:style-name="T325"><text:s/></text:span><text:span text:style-name="T326">суперкласса</text:span><text:span text:style-name="T327">: "<text:s/></text:span><text:span text:style-name="T328">+ superclass.getStrLength())</text:span><text:span text:style-name="T329">;</text:span><text:span text:style-name="T330"><text:line-break/></text:span><text:span text:style-name="T331"><text:line-break/><text:s text:c="8"/></text:span><text:span text:style-name="T332">superclass.set(</text:span><text:span text:style-name="T333">"</text:span><text:span text:style-name="T334">Хей</text:span><text:span text:style-name="T335">"</text:span><text:span text:style-name="T336">)</text:span><text:span text:style-name="T337">;</text:span><text:span text:style-name="T338"><text:line-break/><text:s text:c="8"/></text:span><text:span text:style-name="T339">System.</text:span><text:span text:style-name="T340">out</text:span><text:span text:style-name="T341">.println(</text:span><text:span text:style-name="T342">"</text:span><text:span text:style-name="T343">Длинна</text:span><text:span text:style-name="T344"><text:s/></text:span><text:span text:style-name="T345">строки</text:span><text:span text:style-name="T346"><text:s/></text:span><text:span text:style-name="T347">суперкласса</text:span><text:span text:style-name="T348"><text:s/></text:span><text:span text:style-name="T349">после</text:span><text:span text:style-name="T350"><text:s/>set'</text:span><text:span text:style-name="T351">тера</text:span><text:span text:style-name="T352">: "<text:s/></text:span><text:span text:style-name="T353">+ superclass.getStrLength())</text:span><text:span text:style-name="T354">;</text:span><text:span text:style-name="T355"><text:line-break/></text:span><text:span text:style-name="T356"><text:line-break/><text:s text:c="8"/></text:span><text:span text:style-name="T357">Subclass subclass =<text:s/></text:span><text:span text:style-name="T358">new<text:s/></text:span><text:span text:style-name="T359">Subclass(</text:span><text:span text:style-name="T360">5</text:span><text:span text:style-name="T361">,</text:span><text:span text:style-name="T362">"</text:span><text:span text:style-name="T363">Оп</text:span><text:span text:style-name="T364">"</text:span><text:span text:style-name="T365">)</text:span><text:span text:style-name="T366">;</text:span><text:span text:style-name="T367"><text:line-break/><text:s text:c="8"/></text:span><text:span text:style-name="T368">System.</text:span><text:span text:style-name="T369">out</text:span><text:span text:style-name="T370">.println(</text:span><text:span text:style-name="T371">"</text:span><text:span text:style-name="T372">Длинна</text:span><text:span text:style-name="T373"><text:s/></text:span><text:span text:style-name="T374">строки</text:span><text:span text:style-name="T375"><text:s/></text:span><text:span text:style-name="T376">подкласса</text:span><text:span text:style-name="T377">: "<text:s/></text:span><text:span text:style-name="T378">+ subclass.getStrLength())</text:span><text:span text:style-name="T379">;</text:span><text:span text:style-name="T380"><text:line-break/><text:s text:c="4"/></text:span><text:span text:style-name="T381">}</text:span><text:span text:style-name="T382"><text:line-break/>}</text:span></text:p>
      <text:p text:style-name="P383"/>
      <text:p text:style-name="P384"><text:span text:style-name="T385">Класс</text:span><text:span text:style-name="T386"><text:s/></text:span><text:span text:style-name="T387">Superclass</text:span><text:span text:style-name="T388">:</text:span></text:p>
      <text:p text:style-name="P389"><text:span text:style-name="T390">package<text:s/></text:span><text:span text:style-name="T391">ru.ttcreate.semester3.lab3.ex2</text:span><text:span text:style-name="T392">;</text:span><text:span text:style-name="T393"><text:line-break/></text:span><text:span text:style-name="T394"><text:line-break/>public class<text:s/></text:span><text:span text:style-name="T395">Superclass {</text:span><text:span text:style-name="T396"><text:line-break/><text:s text:c="4"/></text:span><text:span text:style-name="T397">private<text:s/></text:span><text:span text:style-name="T398">String<text:s/></text:span><text:span text:style-name="T399">strStr</text:span><text:span text:style-name="T400">;</text:span><text:span text:style-name="T401"><text:line-break/></text:span><text:span text:style-name="T402"><text:line-break/><text:s text:c="4"/>public<text:s/></text:span><text:span text:style-name="T403">Superclass</text:span><text:span text:style-name="T404">(String strStr) {</text:span><text:span text:style-name="T405"><text:line-break/><text:s text:c="8"/></text:span><text:span text:style-name="T406">this</text:span><text:span text:style-name="T407">.</text:span><text:span text:style-name="T408">strStr<text:s/></text:span><text:span text:style-name="T409">= strStr</text:span><text:span text:style-name="T410">;</text:span><text:span text:style-name="T411"><text:line-break/><text:s text:c="4"/></text:span><text:span text:style-name="T412">}</text:span><text:span text:style-name="T413"><text:line-break/></text:span><text:span text:style-name="T414"><text:line-break/><text:s text:c="4"/></text:span><text:span text:style-name="T415">public int<text:s/></text:span><text:span text:style-name="T416">getStrLength</text:span><text:span text:style-name="T417">() {</text:span><text:span text:style-name="T418"><text:line-break/><text:s text:c="8"/></text:span><text:span text:style-name="T419">return<text:s/></text:span><text:span text:style-name="T420">strStr</text:span><text:span text:style-name="T421">.length()</text:span><text:span text:style-name="T422">;</text:span><text:span text:style-name="T423"><text:line-break/><text:s text:c="4"/></text:span><text:span text:style-name="T424">}</text:span><text:span text:style-name="T425"><text:line-break/></text:span><text:span text:style-name="T426"><text:line-break/><text:s text:c="4"/></text:span><text:span text:style-name="T427">public void<text:s/></text:span><text:span text:style-name="T428">set</text:span><text:span text:style-name="T429">() {</text:span><text:span text:style-name="T430"><text:line-break/><text:s text:c="8"/></text:span><text:span text:style-name="T431">strStr<text:s/></text:span><text:span text:style-name="T432">=<text:s/></text:span><text:span text:style-name="T433">"</text:span><text:span text:style-name="T434">Строка</text:span><text:span text:style-name="T435"><text:s/></text:span><text:span text:style-name="T436">по</text:span><text:span text:style-name="T437"><text:s/></text:span><text:span text:style-name="T438">умолчанию</text:span><text:span text:style-name="T439">"</text:span><text:span text:style-name="T440">;</text:span><text:span text:style-name="T441"><text:line-break/><text:s text:c="4"/></text:span><text:span text:style-name="T442">}</text:span><text:span text:style-name="T443"><text:line-break/></text:span><text:span text:style-name="T444"><text:line-break/><text:s text:c="4"/></text:span><text:span text:style-name="T445">public void<text:s/></text:span><text:span text:style-name="T446">set</text:span><text:span text:style-name="T447">(String superStr) {</text:span><text:span text:style-name="T448"><text:line-break/><text:s text:c="8"/></text:span><text:span text:style-name="T449">this</text:span><text:span text:style-name="T450">.</text:span><text:span text:style-name="T451">strStr<text:s/></text:span><text:span text:style-name="T452">= superStr</text:span><text:span text:style-name="T453">;</text:span><text:span text:style-name="T454"><text:line-break/><text:s text:c="4"/></text:span><text:span text:style-name="T455">}</text:span><text:span text:style-name="T456"><text:line-break/>}</text:span></text:p>
      <text:p text:style-name="P457"/>
      <text:p text:style-name="P458"><text:span text:style-name="T459">Класс<text:s/></text:span><text:span text:style-name="T460">Subclass:</text:span></text:p>
      <text:p text:style-name="P461"><text:span text:style-name="T462">package<text:s/></text:span><text:span text:style-name="T463">ru.ttcreate.semester3.lab3.ex2</text:span><text:span text:style-name="T464">;</text:span><text:span text:style-name="T465"><text:line-break/></text:span><text:span text:style-name="T466"><text:line-break/>public class<text:s/></text:span><text:span text:style-name="T467">Subclass<text:s/></text:span><text:span text:style-name="T468">extends<text:s/></text:span><text:span text:style-name="T469">Superclass {</text:span><text:span text:style-name="T470"><text:line-break/><text:s text:c="4"/></text:span><text:span text:style-name="T471">public int<text:s/></text:span><text:span text:style-name="T472">intInt</text:span><text:span text:style-name="T473">;</text:span><text:span text:style-name="T474"><text:line-break/></text:span><text:span text:style-name="T475"><text:line-break/><text:s text:c="4"/>public<text:s/></text:span><text:span text:style-name="T476">Subclass</text:span><text:span text:style-name="T477">(</text:span><text:span text:style-name="T478">int<text:s/></text:span><text:span text:style-name="T479">intInt</text:span><text:span text:style-name="T480">,<text:s/></text:span><text:span text:style-name="T481">String strStr) {</text:span><text:span text:style-name="T482"><text:line-break/><text:s text:c="8"/></text:span><text:span text:style-name="T483">super</text:span><text:span text:style-name="T484">(strStr)</text:span><text:span text:style-name="T485">;</text:span><text:span text:style-name="T486"><text:line-break/><text:s text:c="8"/>this</text:span><text:span text:style-name="T487">.</text:span><text:span text:style-name="T488">intInt<text:s/></text:span><text:span text:style-name="T489">= intInt</text:span><text:span text:style-name="T490">;</text:span><text:span text:style-name="T491"><text:line-break/><text:s text:c="4"/></text:span><text:span text:style-name="T492">}</text:span><text:span text:style-name="T493"><text:line-break/></text:span><text:span text:style-name="T494"><text:line-break/><text:s text:c="4"/></text:span><text:span text:style-name="T495">public void<text:s/></text:span><text:span text:style-name="T496">set</text:span><text:span text:style-name="T497">() {</text:span><text:span text:style-name="T498"><text:line-break/><text:s text:c="8"/></text:span><text:span text:style-name="T499">super</text:span><text:span text:style-name="T500">.set()</text:span><text:span text:style-name="T501">;</text:span><text:span text:style-name="T502"><text:line-break/><text:s text:c="4"/></text:span><text:span text:style-name="T503">}</text:span><text:span text:style-name="T504"><text:line-break/></text:span><text:span text:style-name="T505"><text:line-break/><text:s text:c="4"/></text:span><text:span text:style-name="T506">public void<text:s/></text:span><text:span text:style-name="T507">set</text:span><text:span text:style-name="T508">(String strStr) {</text:span><text:span text:style-name="T509"><text:line-break/></text:span><text:soft-page-break/><text:span text:style-name="T510"><text:s text:c="8"/></text:span><text:span text:style-name="T511">super</text:span><text:span text:style-name="T512">.set(strStr)</text:span><text:span text:style-name="T513">;</text:span><text:span text:style-name="T514"><text:line-break/><text:s text:c="4"/></text:span><text:span text:style-name="T515">}</text:span><text:span text:style-name="T516"><text:line-break/></text:span><text:span text:style-name="T517"><text:line-break/><text:s text:c="4"/></text:span><text:span text:style-name="T518">public void<text:s/></text:span><text:span text:style-name="T519">set(</text:span><text:span text:style-name="T520">int<text:s/></text:span><text:span text:style-name="T521">intInt) {</text:span><text:span text:style-name="T522"><text:line-break/><text:s text:c="8"/></text:span><text:span text:style-name="T523">this</text:span><text:span text:style-name="T524">.intInt = intInt</text:span><text:span text:style-name="T525">;</text:span><text:span text:style-name="T526"><text:line-break/><text:s text:c="4"/></text:span><text:span text:style-name="T527">}</text:span><text:span text:style-name="T528"><text:line-break/></text:span><text:span text:style-name="T529"><text:line-break/><text:s text:c="4"/></text:span><text:span text:style-name="T530">public void<text:s/></text:span><text:span text:style-name="T531">set(String strStr</text:span><text:span text:style-name="T532">, int<text:s/></text:span><text:span text:style-name="T533">intInt) {</text:span><text:span text:style-name="T534"><text:line-break/><text:s text:c="8"/></text:span><text:span text:style-name="T535">super</text:span><text:span text:style-name="T536">.set(strStr)</text:span><text:span text:style-name="T537">;</text:span><text:span text:style-name="T538"><text:line-break/><text:s text:c="8"/>this</text:span><text:span text:style-name="T539">.intInt = intInt</text:span><text:span text:style-name="T540">;</text:span><text:span text:style-name="T541"><text:line-break/><text:s text:c="4"/></text:span><text:span text:style-name="T542">}</text:span><text:span text:style-name="T543"><text:line-break/>}</text:span></text:p>
      <text:p text:style-name="P544"/>
      <text:p text:style-name="P545">Задание 3</text:p>
      <text:p text:style-name="P546">Напишите программу, в которой на основе суперкласса создается подкласс, а на основе этого подкласса создается еще один подкласс (цепочка наследования из трех классов). В первом суперклассе есть открытое целочисленное поле, метод с одним параметром для присваивания значения полю и конструктор с одним параметром. Во втором классе появляется открытое символьное поле, метод с двумя параметрами для присваивания значения полям (перегрузка метода из суперкласса) и конструктор с двумя параметрами. В третьем классе появляется открытое текстовое ноле, метод с тремя аргументами для присваивания значений полям (перегрузка метода из суперкласса) и конструктор с тремя параметрами. Для каждого класса определите метод toString () так, чтобы он возвращал строку с названием класса и значениями всех полей объекта.</text:p>
      <text:p text:style-name="P547"/>
      <text:p text:style-name="P548"><text:span text:style-name="T549">Класс</text:span><text:span text:style-name="T550"><text:s/></text:span><text:span text:style-name="T551">Main</text:span><text:span text:style-name="T552">:</text:span></text:p>
      <text:p text:style-name="P553"><text:span text:style-name="T554">package<text:s/></text:span><text:span text:style-name="T555">ru.ttcreate.semester3.lab3.ex3</text:span><text:span text:style-name="T556">;</text:span><text:span text:style-name="T557"><text:line-break/></text:span><text:span text:style-name="T558"><text:line-break/>public class<text:s/></text:span><text:span text:style-name="T559">Main {</text:span><text:span text:style-name="T560"><text:line-break/><text:s text:c="4"/></text:span><text:span text:style-name="T561">public static void<text:s/></text:span><text:span text:style-name="T562">main</text:span><text:span text:style-name="T563">(String[] args) {</text:span><text:span text:style-name="T564"><text:line-break/><text:s text:c="8"/>SubSubclass subSubclass =<text:s/></text:span><text:span text:style-name="T565">new<text:s/></text:span><text:span text:style-name="T566">SubSubclass(</text:span><text:span text:style-name="T567">54</text:span><text:span text:style-name="T568">,<text:s/></text:span><text:span text:style-name="T569">'A'</text:span><text:span text:style-name="T570">,<text:s/></text:span><text:span text:style-name="T571">"</text:span><text:span text:style-name="T572">Строка</text:span><text:span text:style-name="T573"><text:s/></text:span><text:span text:style-name="T574">Б</text:span><text:span text:style-name="T575">"</text:span><text:span text:style-name="T576">)</text:span><text:span text:style-name="T577">;</text:span><text:span text:style-name="T578"><text:line-break/></text:span><text:span text:style-name="T579"><text:line-break/><text:s text:c="8"/></text:span><text:span text:style-name="T580">System.</text:span><text:span text:style-name="T581">out</text:span><text:span text:style-name="T582">.println(subSubclass.toString())</text:span><text:span text:style-name="T583">;</text:span><text:span text:style-name="T584"><text:line-break/><text:s text:c="4"/></text:span><text:span text:style-name="T585">}</text:span><text:span text:style-name="T586"><text:line-break/>}</text:span></text:p>
      <text:p text:style-name="P587"/>
      <text:p text:style-name="P588"><text:span text:style-name="T589">Класс</text:span><text:span text:style-name="T590"><text:s/></text:span><text:span text:style-name="T591">Superclass</text:span><text:span text:style-name="T592">:</text:span></text:p>
      <text:p text:style-name="P593"><text:span text:style-name="T594">package<text:s/></text:span><text:span text:style-name="T595">ru.ttcreate.semester3.lab3.ex3</text:span><text:span text:style-name="T596">;</text:span><text:span text:style-name="T597"><text:line-break/></text:span><text:span text:style-name="T598"><text:line-break/>public class<text:s/></text:span><text:span text:style-name="T599">Superclass {</text:span><text:span text:style-name="T600"><text:line-break/><text:s text:c="4"/></text:span><text:span text:style-name="T601">public int<text:s/></text:span><text:span text:style-name="T602">intA</text:span><text:span text:style-name="T603">;</text:span><text:span text:style-name="T604"><text:line-break/></text:span><text:span text:style-name="T605"><text:line-break/><text:s text:c="4"/>public<text:s/></text:span><text:span text:style-name="T606">Superclass</text:span><text:span text:style-name="T607">(</text:span><text:span text:style-name="T608">int<text:s/></text:span><text:span text:style-name="T609">intA) {</text:span><text:span text:style-name="T610"><text:line-break/></text:span><text:soft-page-break/><text:span text:style-name="T611"><text:s text:c="8"/></text:span><text:span text:style-name="T612">this</text:span><text:span text:style-name="T613">.</text:span><text:span text:style-name="T614">intA<text:s/></text:span><text:span text:style-name="T615">= intA</text:span><text:span text:style-name="T616">;</text:span><text:span text:style-name="T617"><text:line-break/><text:s text:c="4"/></text:span><text:span text:style-name="T618">}</text:span><text:span text:style-name="T619"><text:line-break/></text:span><text:span text:style-name="T620"><text:line-break/><text:s text:c="4"/></text:span><text:span text:style-name="T621">public void<text:s/></text:span><text:span text:style-name="T622">setSuper</text:span><text:span text:style-name="T623">(</text:span><text:span text:style-name="T624">int<text:s/></text:span><text:span text:style-name="T625">intA) {</text:span><text:span text:style-name="T626"><text:line-break/><text:s text:c="8"/></text:span><text:span text:style-name="T627">this</text:span><text:span text:style-name="T628">.</text:span><text:span text:style-name="T629">intA<text:s/></text:span><text:span text:style-name="T630">= intA</text:span><text:span text:style-name="T631">;</text:span><text:span text:style-name="T632"><text:line-break/><text:s text:c="4"/></text:span><text:span text:style-name="T633">}</text:span><text:span text:style-name="T634"><text:line-break/></text:span><text:span text:style-name="T635"><text:line-break/><text:s text:c="4"/></text:span><text:span text:style-name="T636">@Override</text:span><text:span text:style-name="T637"><text:line-break/><text:s text:c="4"/></text:span><text:span text:style-name="T638">public<text:s/></text:span><text:span text:style-name="T639">String<text:s/></text:span><text:span text:style-name="T640">toString</text:span><text:span text:style-name="T641">() {</text:span><text:span text:style-name="T642"><text:line-break/><text:s text:c="8"/></text:span><text:span text:style-name="T643">return<text:s/></text:span><text:span text:style-name="T644">"Superclass{"<text:s/></text:span><text:span text:style-name="T645">+</text:span><text:span text:style-name="T646"><text:line-break/><text:s text:c="16"/></text:span><text:span text:style-name="T647">"intA="<text:s/></text:span><text:span text:style-name="T648">+<text:s/></text:span><text:span text:style-name="T649">intA<text:s/></text:span><text:span text:style-name="T650">+</text:span><text:span text:style-name="T651"><text:line-break/><text:s text:c="16"/></text:span><text:span text:style-name="T652">'}'</text:span><text:span text:style-name="T653">;</text:span><text:span text:style-name="T654"><text:line-break/><text:s text:c="4"/></text:span><text:span text:style-name="T655">}</text:span><text:span text:style-name="T656"><text:line-break/>}</text:span></text:p>
      <text:p text:style-name="P657"/>
      <text:p text:style-name="P658"><text:span text:style-name="T659">Класс</text:span><text:span text:style-name="T660"><text:s/>Subclass:</text:span></text:p>
      <text:p text:style-name="P661"><text:span text:style-name="T662">package<text:s/></text:span><text:span text:style-name="T663">ru.ttcreate.semester3.lab3.ex3</text:span><text:span text:style-name="T664">;</text:span><text:span text:style-name="T665"><text:line-break/></text:span><text:span text:style-name="T666"><text:line-break/>public class<text:s/></text:span><text:span text:style-name="T667">Subclass<text:s/></text:span><text:span text:style-name="T668">extends<text:s/></text:span><text:span text:style-name="T669">Superclass {</text:span><text:span text:style-name="T670"><text:line-break/><text:s text:c="4"/></text:span><text:span text:style-name="T671">public char<text:s/></text:span><text:span text:style-name="T672">charA</text:span><text:span text:style-name="T673">;</text:span><text:span text:style-name="T674"><text:line-break/></text:span><text:span text:style-name="T675"><text:line-break/><text:s text:c="4"/>public<text:s/></text:span><text:span text:style-name="T676">Subclass</text:span><text:span text:style-name="T677">(</text:span><text:span text:style-name="T678">int<text:s/></text:span><text:span text:style-name="T679">intA</text:span><text:span text:style-name="T680">, char<text:s/></text:span><text:span text:style-name="T681">charA) {</text:span><text:span text:style-name="T682"><text:line-break/><text:s text:c="8"/></text:span><text:span text:style-name="T683">super</text:span><text:span text:style-name="T684">(intA)</text:span><text:span text:style-name="T685">;</text:span><text:span text:style-name="T686"><text:line-break/><text:s text:c="8"/>this</text:span><text:span text:style-name="T687">.</text:span><text:span text:style-name="T688">charA<text:s/></text:span><text:span text:style-name="T689">= charA</text:span><text:span text:style-name="T690">;</text:span><text:span text:style-name="T691"><text:line-break/><text:s text:c="4"/></text:span><text:span text:style-name="T692">}</text:span><text:span text:style-name="T693"><text:line-break/></text:span><text:span text:style-name="T694"><text:line-break/><text:s text:c="4"/></text:span><text:span text:style-name="T695">public void<text:s/></text:span><text:span text:style-name="T696">setSuper</text:span><text:span text:style-name="T697">(</text:span><text:span text:style-name="T698">int<text:s/></text:span><text:span text:style-name="T699">intA</text:span><text:span text:style-name="T700">, char<text:s/></text:span><text:span text:style-name="T701">charA) {</text:span><text:span text:style-name="T702"><text:line-break/><text:s text:c="8"/>setSuper(intA)</text:span><text:span text:style-name="T703">;</text:span><text:span text:style-name="T704"><text:line-break/><text:s text:c="8"/>this</text:span><text:span text:style-name="T705">.</text:span><text:span text:style-name="T706">charA<text:s/></text:span><text:span text:style-name="T707">= charA</text:span><text:span text:style-name="T708">;</text:span><text:span text:style-name="T709"><text:line-break/><text:s text:c="4"/></text:span><text:span text:style-name="T710">}</text:span><text:span text:style-name="T711"><text:line-break/></text:span><text:span text:style-name="T712"><text:line-break/><text:s text:c="4"/></text:span><text:span text:style-name="T713">@Override</text:span><text:span text:style-name="T714"><text:line-break/><text:s text:c="4"/></text:span><text:span text:style-name="T715">public<text:s/></text:span><text:span text:style-name="T716">String<text:s/></text:span><text:span text:style-name="T717">toString</text:span><text:span text:style-name="T718">() {</text:span><text:span text:style-name="T719"><text:line-break/><text:s text:c="8"/></text:span><text:span text:style-name="T720">return<text:s/></text:span><text:span text:style-name="T721">"Subclass{"<text:s/></text:span><text:span text:style-name="T722">+</text:span><text:span text:style-name="T723"><text:line-break/><text:s text:c="16"/></text:span><text:span text:style-name="T724">"intA='"<text:s/></text:span><text:span text:style-name="T725">+<text:s/></text:span><text:span text:style-name="T726">intA<text:s/></text:span><text:span text:style-name="T727">+<text:s/></text:span><text:span text:style-name="T728">'</text:span><text:span text:style-name="T729">\'</text:span><text:span text:style-name="T730">'<text:s/></text:span><text:span text:style-name="T731">+</text:span><text:span text:style-name="T732"><text:line-break/><text:s text:c="16"/></text:span><text:span text:style-name="T733">", charA='"<text:s/></text:span><text:span text:style-name="T734">+<text:s/></text:span><text:span text:style-name="T735">charA<text:s/></text:span><text:span text:style-name="T736">+<text:s/></text:span><text:span text:style-name="T737">'</text:span><text:span text:style-name="T738">\'</text:span><text:span text:style-name="T739">'<text:s/></text:span><text:span text:style-name="T740">+</text:span><text:span text:style-name="T741"><text:line-break/><text:s text:c="16"/></text:span><text:span text:style-name="T742">'}'</text:span><text:span text:style-name="T743">;</text:span><text:span text:style-name="T744"><text:line-break/><text:s text:c="4"/></text:span><text:span text:style-name="T745">}</text:span><text:span text:style-name="T746"><text:line-break/>}</text:span></text:p>
      <text:p text:style-name="P747"/>
      <text:p text:style-name="P748"><text:span text:style-name="T749">Класс<text:s/></text:span><text:span text:style-name="T750">SubSubclass:</text:span></text:p>
      <text:p text:style-name="P751"><text:span text:style-name="T752">package<text:s/></text:span><text:span text:style-name="T753">ru.ttcreate.semester3.lab3.ex3</text:span><text:span text:style-name="T754">;</text:span><text:span text:style-name="T755"><text:line-break/></text:span><text:span text:style-name="T756"><text:line-break/>public class<text:s/></text:span><text:span text:style-name="T757">SubSubclass<text:s/></text:span><text:span text:style-name="T758">extends<text:s/></text:span><text:span text:style-name="T759">Subclass {</text:span><text:span text:style-name="T760"><text:line-break/><text:s text:c="4"/></text:span><text:span text:style-name="T761">public<text:s/></text:span><text:span text:style-name="T762">String<text:s/></text:span><text:span text:style-name="T763">strB</text:span><text:span text:style-name="T764">;</text:span><text:span text:style-name="T765"><text:line-break/></text:span><text:span text:style-name="T766"><text:line-break/><text:s text:c="4"/>public<text:s/></text:span><text:span text:style-name="T767">SubSubclass</text:span><text:span text:style-name="T768">(</text:span><text:span text:style-name="T769">int<text:s/></text:span><text:span text:style-name="T770">intA</text:span><text:span text:style-name="T771">, char<text:s/></text:span><text:span text:style-name="T772">charA</text:span><text:span text:style-name="T773">,<text:s/></text:span><text:span text:style-name="T774">String strB) {</text:span><text:span text:style-name="T775"><text:line-break/><text:s text:c="8"/></text:span><text:span text:style-name="T776">super</text:span><text:span text:style-name="T777">(intA</text:span><text:span text:style-name="T778">,<text:s/></text:span><text:span text:style-name="T779">charA)</text:span><text:span text:style-name="T780">;</text:span><text:span text:style-name="T781"><text:line-break/><text:s text:c="8"/>this</text:span><text:span text:style-name="T782">.</text:span><text:span text:style-name="T783">strB<text:s/></text:span><text:span text:style-name="T784">= strB</text:span><text:span text:style-name="T785">;</text:span><text:span text:style-name="T786"><text:line-break/><text:s text:c="4"/></text:span><text:span text:style-name="T787">}</text:span><text:span text:style-name="T788"><text:line-break/></text:span><text:span text:style-name="T789"><text:line-break/><text:s text:c="4"/></text:span><text:span text:style-name="T790">public void<text:s/></text:span><text:span text:style-name="T791">setSuper</text:span><text:span text:style-name="T792">(</text:span><text:span text:style-name="T793">int<text:s/></text:span><text:span text:style-name="T794">intA</text:span><text:span text:style-name="T795">, char<text:s/></text:span><text:span text:style-name="T796">charA</text:span><text:span text:style-name="T797">,<text:s/></text:span><text:span text:style-name="T798">String strB) {</text:span><text:span text:style-name="T799"><text:line-break/><text:s text:c="8"/>setSuper(intA</text:span><text:span text:style-name="T800">,<text:s/></text:span><text:span text:style-name="T801">charA)</text:span><text:span text:style-name="T802">;</text:span><text:span text:style-name="T803"><text:line-break/><text:s text:c="8"/>this</text:span><text:span text:style-name="T804">.</text:span><text:span text:style-name="T805">strB<text:s/></text:span><text:span text:style-name="T806">= strB</text:span><text:span text:style-name="T807">;</text:span><text:span text:style-name="T808"><text:line-break/><text:s text:c="4"/></text:span><text:span text:style-name="T809">}</text:span><text:span text:style-name="T810"><text:line-break/></text:span><text:span text:style-name="T811"><text:line-break/><text:s text:c="4"/></text:span><text:span text:style-name="T812">@Override</text:span><text:span text:style-name="T813"><text:line-break/></text:span><text:soft-page-break/><text:span text:style-name="T814"><text:s text:c="4"/></text:span><text:span text:style-name="T815">public<text:s/></text:span><text:span text:style-name="T816">String<text:s/></text:span><text:span text:style-name="T817">toString</text:span><text:span text:style-name="T818">() {</text:span><text:span text:style-name="T819"><text:line-break/><text:s text:c="8"/></text:span><text:span text:style-name="T820">return<text:s/></text:span><text:span text:style-name="T821">"SubSubclass{"<text:s/></text:span><text:span text:style-name="T822">+</text:span><text:span text:style-name="T823"><text:line-break/><text:s text:c="16"/></text:span><text:span text:style-name="T824">"intA='"<text:s/></text:span><text:span text:style-name="T825">+<text:s/></text:span><text:span text:style-name="T826">intA<text:s/></text:span><text:span text:style-name="T827">+<text:s/></text:span><text:span text:style-name="T828">'</text:span><text:span text:style-name="T829">\'</text:span><text:span text:style-name="T830">'<text:s/></text:span><text:span text:style-name="T831">+</text:span><text:span text:style-name="T832"><text:line-break/><text:s text:c="16"/></text:span><text:span text:style-name="T833">", charA ='"<text:s/></text:span><text:span text:style-name="T834">+<text:s/></text:span><text:span text:style-name="T835">charA<text:s/></text:span><text:span text:style-name="T836">+<text:s/></text:span><text:span text:style-name="T837">'</text:span><text:span text:style-name="T838">\'</text:span><text:span text:style-name="T839">'<text:s/></text:span><text:span text:style-name="T840">+</text:span><text:span text:style-name="T841"><text:line-break/><text:s text:c="16"/></text:span><text:span text:style-name="T842">", strB='"<text:s/></text:span><text:span text:style-name="T843">+<text:s/></text:span><text:span text:style-name="T844">strB<text:s/></text:span><text:span text:style-name="T845">+<text:s/></text:span><text:span text:style-name="T846">'</text:span><text:span text:style-name="T847">\'</text:span><text:span text:style-name="T848">'<text:s/></text:span><text:span text:style-name="T849">+</text:span><text:span text:style-name="T850"><text:line-break/><text:s text:c="16"/></text:span><text:span text:style-name="T851">'}'</text:span><text:span text:style-name="T852">;</text:span><text:span text:style-name="T853"><text:line-break/><text:s text:c="4"/></text:span><text:span text:style-name="T854">}</text:span><text:span text:style-name="T855"><text:line-break/>}</text:span></text:p>
      <text:p text:style-name="P856"/>
      <text:p text:style-name="P857">Задание 4</text:p>
      <text:p text:style-name="P858">Напишите программу, в которой использована цепочка наследования из трех классов. В первом классе есть открытое символьное поле. Во втором классе появляется открытое текстовое поле. В третьем классе появляется открытое целочисленное поле. В каждом из классов должен быть конструктор, позволяющий создавать объект на основе значений полей, переданных аргументами конструктору, а также конструктор создания копии.</text:p>
      <text:p text:style-name="P859"/>
      <text:p text:style-name="P860"><text:span text:style-name="T861">Класс</text:span><text:span text:style-name="T862"><text:s/></text:span><text:span text:style-name="T863">Superclass:</text:span></text:p>
      <text:p text:style-name="P864"><text:span text:style-name="T865">package<text:s/></text:span><text:span text:style-name="T866">ru.ttcreate.semester3.lab3.ex4</text:span><text:span text:style-name="T867">;</text:span><text:span text:style-name="T868"><text:line-break/></text:span><text:span text:style-name="T869"><text:line-break/>public class<text:s/></text:span><text:span text:style-name="T870">Superclass {</text:span><text:span text:style-name="T871"><text:line-break/><text:s text:c="4"/></text:span><text:span text:style-name="T872">public char<text:s/></text:span><text:span text:style-name="T873">charA</text:span><text:span text:style-name="T874">;</text:span><text:span text:style-name="T875"><text:line-break/></text:span><text:span text:style-name="T876"><text:line-break/><text:s text:c="4"/>public<text:s/></text:span><text:span text:style-name="T877">Superclass</text:span><text:span text:style-name="T878">(Superclass superclass) {</text:span><text:span text:style-name="T879"><text:line-break/><text:s text:c="8"/></text:span><text:span text:style-name="T880">this</text:span><text:span text:style-name="T881">.</text:span><text:span text:style-name="T882">charA<text:s/></text:span><text:span text:style-name="T883">= superclass.</text:span><text:span text:style-name="T884">charA</text:span><text:span text:style-name="T885">;</text:span><text:span text:style-name="T886"><text:line-break/><text:s text:c="4"/></text:span><text:span text:style-name="T887">}</text:span><text:span text:style-name="T888"><text:line-break/></text:span><text:span text:style-name="T889"><text:line-break/><text:s text:c="4"/></text:span><text:span text:style-name="T890">public<text:s/></text:span><text:span text:style-name="T891">Superclass</text:span><text:span text:style-name="T892">(</text:span><text:span text:style-name="T893">char<text:s/></text:span><text:span text:style-name="T894">charA) {</text:span><text:span text:style-name="T895"><text:line-break/><text:s text:c="8"/></text:span><text:span text:style-name="T896">this</text:span><text:span text:style-name="T897">.</text:span><text:span text:style-name="T898">charA<text:s/></text:span><text:span text:style-name="T899">= charA</text:span><text:span text:style-name="T900">;</text:span><text:span text:style-name="T901"><text:line-break/><text:s text:c="4"/></text:span><text:span text:style-name="T902">}</text:span><text:span text:style-name="T903"><text:line-break/>}</text:span></text:p>
      <text:p text:style-name="P904"/>
      <text:p text:style-name="P905"><text:span text:style-name="T906">Класс<text:s/></text:span><text:span text:style-name="T907">Subclass:</text:span></text:p>
      <text:p text:style-name="P908"><text:span text:style-name="T909">package<text:s/></text:span><text:span text:style-name="T910">ru.ttcreate.semester3.lab3.ex4</text:span><text:span text:style-name="T911">;</text:span><text:span text:style-name="T912"><text:line-break/></text:span><text:span text:style-name="T913"><text:line-break/>public class<text:s/></text:span><text:span text:style-name="T914">Subclass<text:s/></text:span><text:span text:style-name="T915">extends<text:s/></text:span><text:span text:style-name="T916">Superclass {</text:span><text:span text:style-name="T917"><text:line-break/><text:s text:c="4"/></text:span><text:span text:style-name="T918">public<text:s/></text:span><text:span text:style-name="T919">String<text:s/></text:span><text:span text:style-name="T920">strB</text:span><text:span text:style-name="T921">;</text:span><text:span text:style-name="T922"><text:line-break/></text:span><text:span text:style-name="T923"><text:line-break/><text:s text:c="4"/>public<text:s/></text:span><text:span text:style-name="T924">Subclass</text:span><text:span text:style-name="T925">(Superclass superclass) {</text:span><text:span text:style-name="T926"><text:line-break/><text:s text:c="8"/></text:span><text:span text:style-name="T927">super</text:span><text:span text:style-name="T928">(superclass.</text:span><text:span text:style-name="T929">charA</text:span><text:span text:style-name="T930">)</text:span><text:span text:style-name="T931">;</text:span><text:span text:style-name="T932"><text:line-break/><text:s text:c="4"/></text:span><text:span text:style-name="T933">}</text:span><text:span text:style-name="T934"><text:line-break/></text:span><text:span text:style-name="T935"><text:line-break/><text:s text:c="4"/></text:span><text:span text:style-name="T936">public<text:s/></text:span><text:span text:style-name="T937">Subclass</text:span><text:span text:style-name="T938">(</text:span><text:span text:style-name="T939">char<text:s/></text:span><text:span text:style-name="T940">charA</text:span><text:span text:style-name="T941">,<text:s/></text:span><text:span text:style-name="T942">String strB) {</text:span><text:span text:style-name="T943"><text:line-break/><text:s text:c="8"/></text:span><text:span text:style-name="T944">super</text:span><text:span text:style-name="T945">(charA)</text:span><text:span text:style-name="T946">;</text:span><text:span text:style-name="T947"><text:line-break/><text:s text:c="8"/>this</text:span><text:span text:style-name="T948">.</text:span><text:span text:style-name="T949">strB<text:s/></text:span><text:span text:style-name="T950">= strB</text:span><text:span text:style-name="T951">;</text:span><text:span text:style-name="T952"><text:line-break/><text:s text:c="4"/></text:span><text:span text:style-name="T953">}</text:span><text:span text:style-name="T954"><text:line-break/>}</text:span></text:p>
      <text:p text:style-name="P955"/>
      <text:soft-page-break/>
      <text:p text:style-name="P956"><text:span text:style-name="T957">Класс<text:s/></text:span><text:span text:style-name="T958">SubSubclass:</text:span></text:p>
      <text:p text:style-name="P959"><text:span text:style-name="T960">package<text:s/></text:span><text:span text:style-name="T961">ru.ttcreate.semester3.lab3.ex4</text:span><text:span text:style-name="T962">;</text:span><text:span text:style-name="T963"><text:line-break/></text:span><text:span text:style-name="T964"><text:line-break/>public class<text:s/></text:span><text:span text:style-name="T965">SubSubclass<text:s/></text:span><text:span text:style-name="T966">extends<text:s/></text:span><text:span text:style-name="T967">Subclass {</text:span><text:span text:style-name="T968"><text:line-break/><text:s text:c="4"/></text:span><text:span text:style-name="T969">public int<text:s/></text:span><text:span text:style-name="T970">intA</text:span><text:span text:style-name="T971">;</text:span><text:span text:style-name="T972"><text:line-break/></text:span><text:span text:style-name="T973"><text:line-break/><text:s text:c="4"/>public<text:s/></text:span><text:span text:style-name="T974">SubSubclass</text:span><text:span text:style-name="T975">(Subclass subclass) {</text:span><text:span text:style-name="T976"><text:line-break/><text:s text:c="8"/></text:span><text:span text:style-name="T977">super</text:span><text:span text:style-name="T978">(subclass.</text:span><text:span text:style-name="T979">charA</text:span><text:span text:style-name="T980">,<text:s/></text:span><text:span text:style-name="T981">subclass.</text:span><text:span text:style-name="T982">strB</text:span><text:span text:style-name="T983">)</text:span><text:span text:style-name="T984">;</text:span><text:span text:style-name="T985"><text:line-break/><text:s text:c="4"/></text:span><text:span text:style-name="T986">}</text:span><text:span text:style-name="T987"><text:line-break/></text:span><text:span text:style-name="T988"><text:line-break/><text:s text:c="4"/></text:span><text:span text:style-name="T989">public<text:s/></text:span><text:span text:style-name="T990">SubSubclass</text:span><text:span text:style-name="T991">(</text:span><text:span text:style-name="T992">char<text:s/></text:span><text:span text:style-name="T993">charA</text:span><text:span text:style-name="T994">,<text:s/></text:span><text:span text:style-name="T995">String strB</text:span><text:span text:style-name="T996">, int<text:s/></text:span><text:span text:style-name="T997">intA) {</text:span><text:span text:style-name="T998"><text:line-break/><text:s text:c="8"/></text:span><text:span text:style-name="T999">super</text:span><text:span text:style-name="T1000">(charA</text:span><text:span text:style-name="T1001">,<text:s/></text:span><text:span text:style-name="T1002">strB)</text:span><text:span text:style-name="T1003">;</text:span><text:span text:style-name="T1004"><text:line-break/><text:s text:c="8"/>this</text:span><text:span text:style-name="T1005">.</text:span><text:span text:style-name="T1006">intA<text:s/></text:span><text:span text:style-name="T1007">= intA</text:span><text:span text:style-name="T1008">;</text:span><text:span text:style-name="T1009"><text:line-break/><text:s text:c="4"/></text:span><text:span text:style-name="T1010">}</text:span><text:span text:style-name="T1011"><text:line-break/>}</text:span></text:p>
      <text:p text:style-name="P1012"/>
      <text:p text:style-name="P1013">Задание 5</text:p>
      <text:p text:style-name="P1014">Напишите программу, в которой есть суперкласс с защищенным текстовым полем, конструктор с текстовым параметром и метод, при вызове которого в консольном окне отображается название класса и значение поля. На основе суперкласса создаются два подкласса (оба на основе одного и того же суперкласса). В одном из классов появляется защищенное целочисленное поле, там есть конструктор с двумя параметрами и переопределен метод для отображения значений полей объекта и названия класса. Во втором подклассе появляется защищенное символьное поле, конструктор с двумя параметрами и переопределен метод, отображающий в консоли название класса и значения полей. В главном методе создайте объекты каждого из классов. Проверьте работу метода, отображающего значения полей объектов, для каждого из объектов. Вызовите этот же метод через объектную переменную суперкласса, которая ссылается на объект производного класса.</text:p>
      <text:p text:style-name="P1015"/>
      <text:p text:style-name="P1016"><text:span text:style-name="T1017">Класс</text:span><text:span text:style-name="T1018"><text:s/>Main:</text:span></text:p>
      <text:p text:style-name="P1019"><text:span text:style-name="T1020">package<text:s/></text:span><text:span text:style-name="T1021">ru.ttcreate.semester3.lab3.ex5</text:span><text:span text:style-name="T1022">;</text:span><text:span text:style-name="T1023"><text:line-break/></text:span><text:span text:style-name="T1024"><text:line-break/>public class<text:s/></text:span><text:span text:style-name="T1025">Main {</text:span><text:span text:style-name="T1026"><text:line-break/><text:s text:c="4"/></text:span><text:span text:style-name="T1027">public static void<text:s/></text:span><text:span text:style-name="T1028">main</text:span><text:span text:style-name="T1029">(String[] args) {</text:span><text:span text:style-name="T1030"><text:line-break/><text:s text:c="8"/>Superclass superclass =<text:s/></text:span><text:span text:style-name="T1031">new<text:s/></text:span><text:span text:style-name="T1032">Superclass(</text:span><text:span text:style-name="T1033">"</text:span><text:span text:style-name="T1034">Хеллоу</text:span><text:span text:style-name="T1035"><text:s/>super"</text:span><text:span text:style-name="T1036">)</text:span><text:span text:style-name="T1037">;</text:span><text:span text:style-name="T1038"><text:line-break/><text:s text:c="8"/></text:span><text:span text:style-name="T1039">Subclass1 subclass1 =<text:s/></text:span><text:span text:style-name="T1040">new<text:s/></text:span><text:span text:style-name="T1041">Subclass1(superclass.</text:span><text:span text:style-name="T1042">superStr</text:span><text:span text:style-name="T1043">,<text:s/></text:span><text:span text:style-name="T1044">2</text:span><text:span text:style-name="T1045">)</text:span><text:span text:style-name="T1046">;</text:span><text:span text:style-name="T1047"><text:line-break/><text:s text:c="8"/></text:span><text:span text:style-name="T1048">Subclass2 subclass2 =<text:s/></text:span><text:span text:style-name="T1049">new<text:s/></text:span><text:span text:style-name="T1050">Subclass2(superclass.</text:span><text:span text:style-name="T1051">superStr</text:span><text:span text:style-name="T1052">,<text:s/></text:span><text:span text:style-name="T1053">'S'</text:span><text:span text:style-name="T1054">)</text:span><text:span text:style-name="T1055">;</text:span><text:span text:style-name="T1056"><text:line-break/><text:s text:c="8"/></text:span><text:span text:style-name="T1057">Superclass superSubclass1 =<text:s/></text:span><text:span text:style-name="T1058">new<text:s/></text:span><text:span text:style-name="T1059">Subclass1(superclass.</text:span><text:span text:style-name="T1060">superStr</text:span><text:span text:style-name="T1061">,<text:s/></text:span><text:span text:style-name="T1062">2</text:span><text:span text:style-name="T1063">)</text:span><text:span text:style-name="T1064">;</text:span><text:span text:style-name="T1065"><text:line-break/></text:span><text:span text:style-name="T1066"><text:line-break/><text:s text:c="8"/></text:span><text:span text:style-name="T1067">superclass.outInfo()</text:span><text:span text:style-name="T1068">;</text:span><text:span text:style-name="T1069"><text:line-break/><text:s text:c="8"/></text:span><text:span text:style-name="T1070">System.</text:span><text:span text:style-name="T1071">out</text:span><text:span text:style-name="T1072">.println()</text:span><text:span text:style-name="T1073">;</text:span><text:span text:style-name="T1074"><text:line-break/></text:span><text:soft-page-break/><text:span text:style-name="T1075"><text:s text:c="8"/></text:span><text:span text:style-name="T1076">subclass1.outInfo()</text:span><text:span text:style-name="T1077">;</text:span><text:span text:style-name="T1078"><text:line-break/><text:s text:c="8"/></text:span><text:span text:style-name="T1079">System.</text:span><text:span text:style-name="T1080">out</text:span><text:span text:style-name="T1081">.println()</text:span><text:span text:style-name="T1082">;</text:span><text:span text:style-name="T1083"><text:line-break/><text:s text:c="8"/></text:span><text:span text:style-name="T1084">subclass2.outInfo()</text:span><text:span text:style-name="T1085">;</text:span><text:span text:style-name="T1086"><text:line-break/><text:s text:c="8"/></text:span><text:span text:style-name="T1087">System.</text:span><text:span text:style-name="T1088">out</text:span><text:span text:style-name="T1089">.println()</text:span><text:span text:style-name="T1090">;</text:span><text:span text:style-name="T1091"><text:line-break/><text:s text:c="8"/></text:span><text:span text:style-name="T1092">superSubclass1.outInfo()</text:span><text:span text:style-name="T1093">;</text:span><text:span text:style-name="T1094"><text:line-break/><text:s text:c="4"/></text:span><text:span text:style-name="T1095">}</text:span><text:span text:style-name="T1096"><text:line-break/>}</text:span></text:p>
      <text:p text:style-name="P1097"/>
      <text:p text:style-name="P1098"><text:span text:style-name="T1099">Класс<text:s/></text:span><text:span text:style-name="T1100">Superclass:</text:span></text:p>
      <text:p text:style-name="P1101"><text:span text:style-name="T1102">package<text:s/></text:span><text:span text:style-name="T1103">ru.ttcreate.semester3.lab3.ex5</text:span><text:span text:style-name="T1104">;</text:span><text:span text:style-name="T1105"><text:line-break/></text:span><text:span text:style-name="T1106"><text:line-break/>public class<text:s/></text:span><text:span text:style-name="T1107">Superclass {</text:span><text:span text:style-name="T1108"><text:line-break/><text:s text:c="4"/></text:span><text:span text:style-name="T1109">protected<text:s/></text:span><text:span text:style-name="T1110">String<text:s/></text:span><text:span text:style-name="T1111">superStr</text:span><text:span text:style-name="T1112">;</text:span><text:span text:style-name="T1113"><text:line-break/></text:span><text:span text:style-name="T1114"><text:line-break/><text:s text:c="4"/>public<text:s/></text:span><text:span text:style-name="T1115">Superclass</text:span><text:span text:style-name="T1116">(String superStr) {</text:span><text:span text:style-name="T1117"><text:line-break/><text:s text:c="8"/></text:span><text:span text:style-name="T1118">this</text:span><text:span text:style-name="T1119">.</text:span><text:span text:style-name="T1120">superStr<text:s/></text:span><text:span text:style-name="T1121">= superStr</text:span><text:span text:style-name="T1122">;</text:span><text:span text:style-name="T1123"><text:line-break/><text:s text:c="4"/></text:span><text:span text:style-name="T1124">}</text:span><text:span text:style-name="T1125"><text:line-break/></text:span><text:span text:style-name="T1126"><text:line-break/><text:s text:c="4"/></text:span><text:span text:style-name="T1127">public void<text:s/></text:span><text:span text:style-name="T1128">outInfo</text:span><text:span text:style-name="T1129">() {</text:span><text:span text:style-name="T1130"><text:line-break/><text:s text:c="8"/>System.</text:span><text:span text:style-name="T1131">out</text:span><text:span text:style-name="T1132">.println(</text:span><text:span text:style-name="T1133">"</text:span><text:span text:style-name="T1134">Имя</text:span><text:span text:style-name="T1135"><text:s/></text:span><text:span text:style-name="T1136">класса</text:span><text:span text:style-name="T1137">: "<text:s/></text:span><text:span text:style-name="T1138">+ getClass().getName())</text:span><text:span text:style-name="T1139">;</text:span><text:span text:style-name="T1140"><text:line-break/><text:s text:c="8"/></text:span><text:span text:style-name="T1141">System.</text:span><text:span text:style-name="T1142">out</text:span><text:span text:style-name="T1143">.println(</text:span><text:span text:style-name="T1144">"</text:span><text:span text:style-name="T1145">Значение</text:span><text:span text:style-name="T1146"><text:s/></text:span><text:span text:style-name="T1147">поля</text:span><text:span text:style-name="T1148"><text:s/>superStr: "<text:s/></text:span><text:span text:style-name="T1149">+<text:s/></text:span><text:span text:style-name="T1150">superStr</text:span><text:span text:style-name="T1151">)</text:span><text:span text:style-name="T1152">;</text:span><text:span text:style-name="T1153"><text:line-break/><text:s text:c="4"/></text:span><text:span text:style-name="T1154">}</text:span><text:span text:style-name="T1155"><text:line-break/>}</text:span></text:p>
      <text:p text:style-name="P1156"/>
      <text:p text:style-name="P1157"><text:span text:style-name="T1158">Класс<text:s/></text:span><text:span text:style-name="T1159">Subclass1:</text:span></text:p>
      <text:p text:style-name="P1160"><text:span text:style-name="T1161">package<text:s/></text:span><text:span text:style-name="T1162">ru.ttcreate.semester3.lab3.ex5</text:span><text:span text:style-name="T1163">;</text:span><text:span text:style-name="T1164"><text:line-break/></text:span><text:span text:style-name="T1165"><text:line-break/>public class<text:s/></text:span><text:span text:style-name="T1166">Subclass1<text:s/></text:span><text:span text:style-name="T1167">extends<text:s/></text:span><text:span text:style-name="T1168">Superclass {</text:span><text:span text:style-name="T1169"><text:line-break/><text:s text:c="4"/></text:span><text:span text:style-name="T1170">protected int<text:s/></text:span><text:span text:style-name="T1171">intA</text:span><text:span text:style-name="T1172">;</text:span><text:span text:style-name="T1173"><text:line-break/></text:span><text:span text:style-name="T1174"><text:line-break/><text:s text:c="4"/>public<text:s/></text:span><text:span text:style-name="T1175">Subclass1</text:span><text:span text:style-name="T1176">(String superStr</text:span><text:span text:style-name="T1177">, int<text:s/></text:span><text:span text:style-name="T1178">intA) {</text:span><text:span text:style-name="T1179"><text:line-break/><text:s text:c="8"/></text:span><text:span text:style-name="T1180">super</text:span><text:span text:style-name="T1181">(superStr)</text:span><text:span text:style-name="T1182">;</text:span><text:span text:style-name="T1183"><text:line-break/><text:s text:c="8"/>this</text:span><text:span text:style-name="T1184">.</text:span><text:span text:style-name="T1185">intA<text:s/></text:span><text:span text:style-name="T1186">= intA</text:span><text:span text:style-name="T1187">;</text:span><text:span text:style-name="T1188"><text:line-break/><text:s text:c="4"/></text:span><text:span text:style-name="T1189">}</text:span><text:span text:style-name="T1190"><text:line-break/></text:span><text:span text:style-name="T1191"><text:line-break/><text:s text:c="4"/></text:span><text:span text:style-name="T1192">public void<text:s/></text:span><text:span text:style-name="T1193">outInfo</text:span><text:span text:style-name="T1194">() {</text:span><text:span text:style-name="T1195"><text:line-break/><text:s text:c="8"/>System.</text:span><text:span text:style-name="T1196">out</text:span><text:span text:style-name="T1197">.println(</text:span><text:span text:style-name="T1198">"</text:span><text:span text:style-name="T1199">Имя</text:span><text:span text:style-name="T1200"><text:s/></text:span><text:span text:style-name="T1201">класса</text:span><text:span text:style-name="T1202">: "<text:s/></text:span><text:span text:style-name="T1203">+ getClass().getName())</text:span><text:span text:style-name="T1204">;</text:span><text:span text:style-name="T1205"><text:line-break/><text:s text:c="8"/></text:span><text:span text:style-name="T1206">System.</text:span><text:span text:style-name="T1207">out</text:span><text:span text:style-name="T1208">.println(</text:span><text:span text:style-name="T1209">"</text:span><text:span text:style-name="T1210">Значение</text:span><text:span text:style-name="T1211"><text:s/></text:span><text:span text:style-name="T1212">поля</text:span><text:span text:style-name="T1213"><text:s/>superStr: "<text:s/></text:span><text:span text:style-name="T1214">+<text:s/></text:span><text:span text:style-name="T1215">superStr</text:span><text:span text:style-name="T1216">)</text:span><text:span text:style-name="T1217">;</text:span><text:span text:style-name="T1218"><text:line-break/><text:s text:c="8"/></text:span><text:span text:style-name="T1219">System.</text:span><text:span text:style-name="T1220">out</text:span><text:span text:style-name="T1221">.println(</text:span><text:span text:style-name="T1222">"</text:span><text:span text:style-name="T1223">Значение</text:span><text:span text:style-name="T1224"><text:s/></text:span><text:span text:style-name="T1225">поля</text:span><text:span text:style-name="T1226"><text:s/>intA: "<text:s/></text:span><text:span text:style-name="T1227">+<text:s/></text:span><text:span text:style-name="T1228">intA</text:span><text:span text:style-name="T1229">)</text:span><text:span text:style-name="T1230">;</text:span><text:span text:style-name="T1231"><text:line-break/><text:s text:c="4"/></text:span><text:span text:style-name="T1232">}</text:span><text:span text:style-name="T1233"><text:line-break/>}</text:span></text:p>
      <text:p text:style-name="P1234"/>
      <text:p text:style-name="P1235"><text:span text:style-name="T1236">Класс<text:s/></text:span><text:span text:style-name="T1237">Subclass2:</text:span></text:p>
      <text:p text:style-name="P1238"><text:span text:style-name="T1239">package<text:s/></text:span><text:span text:style-name="T1240">ru.ttcreate.semester3.lab3.ex5</text:span><text:span text:style-name="T1241">;</text:span><text:span text:style-name="T1242"><text:line-break/></text:span><text:span text:style-name="T1243"><text:line-break/>public class<text:s/></text:span><text:span text:style-name="T1244">Subclass2<text:s/></text:span><text:span text:style-name="T1245">extends<text:s/></text:span><text:span text:style-name="T1246">Superclass {</text:span><text:span text:style-name="T1247"><text:line-break/><text:s text:c="4"/></text:span><text:span text:style-name="T1248">protected char<text:s/></text:span><text:span text:style-name="T1249">charA</text:span><text:span text:style-name="T1250">;</text:span><text:span text:style-name="T1251"><text:line-break/></text:span><text:span text:style-name="T1252"><text:line-break/><text:s text:c="4"/>public<text:s/></text:span><text:span text:style-name="T1253">Subclass2</text:span><text:span text:style-name="T1254">(String superStr</text:span><text:span text:style-name="T1255">, char<text:s/></text:span><text:span text:style-name="T1256">charA) {</text:span><text:span text:style-name="T1257"><text:line-break/><text:s text:c="8"/></text:span><text:span text:style-name="T1258">super</text:span><text:span text:style-name="T1259">(superStr)</text:span><text:span text:style-name="T1260">;</text:span><text:span text:style-name="T1261"><text:line-break/><text:s text:c="8"/>this</text:span><text:span text:style-name="T1262">.</text:span><text:span text:style-name="T1263">charA<text:s/></text:span><text:span text:style-name="T1264">= charA</text:span><text:span text:style-name="T1265">;</text:span><text:span text:style-name="T1266"><text:line-break/><text:s text:c="4"/></text:span><text:span text:style-name="T1267">}</text:span><text:span text:style-name="T1268"><text:line-break/></text:span><text:span text:style-name="T1269"><text:line-break/><text:s text:c="4"/></text:span><text:span text:style-name="T1270">public void<text:s/></text:span><text:span text:style-name="T1271">outInfo</text:span><text:span text:style-name="T1272">() {</text:span><text:span text:style-name="T1273"><text:line-break/><text:s text:c="8"/>System.</text:span><text:span text:style-name="T1274">out</text:span><text:span text:style-name="T1275">.println(</text:span><text:span text:style-name="T1276">"</text:span><text:span text:style-name="T1277">Имя</text:span><text:span text:style-name="T1278"><text:s/></text:span><text:span text:style-name="T1279">класса</text:span><text:span text:style-name="T1280">: "<text:s/></text:span><text:span text:style-name="T1281">+ getClass().getName())</text:span><text:span text:style-name="T1282">;</text:span><text:span text:style-name="T1283"><text:line-break/></text:span><text:soft-page-break/><text:span text:style-name="T1284"><text:s text:c="8"/></text:span><text:span text:style-name="T1285">System.</text:span><text:span text:style-name="T1286">out</text:span><text:span text:style-name="T1287">.println(</text:span><text:span text:style-name="T1288">"</text:span><text:span text:style-name="T1289">Значение</text:span><text:span text:style-name="T1290"><text:s/></text:span><text:span text:style-name="T1291">поля</text:span><text:span text:style-name="T1292"><text:s/>superStr: "<text:s/></text:span><text:span text:style-name="T1293">+<text:s/></text:span><text:span text:style-name="T1294">superStr</text:span><text:span text:style-name="T1295">)</text:span><text:span text:style-name="T1296">;</text:span><text:span text:style-name="T1297"><text:line-break/><text:s text:c="8"/></text:span><text:span text:style-name="T1298">System.</text:span><text:span text:style-name="T1299">out</text:span><text:span text:style-name="T1300">.println(</text:span><text:span text:style-name="T1301">"</text:span><text:span text:style-name="T1302">Значение</text:span><text:span text:style-name="T1303"><text:s/></text:span><text:span text:style-name="T1304">поля</text:span><text:span text:style-name="T1305"><text:s/>charA: "<text:s/></text:span><text:span text:style-name="T1306">+<text:s/></text:span><text:span text:style-name="T1307">charA</text:span><text:span text:style-name="T1308">)</text:span><text:span text:style-name="T1309">;</text:span><text:span text:style-name="T1310"><text:line-break/><text:s text:c="4"/></text:span><text:span text:style-name="T1311">}</text:span><text:span text:style-name="T1312"><text:line-break/>}</text:span></text:p>
      <text:p text:style-name="P1313"/>
      <text:p text:style-name="P1314"><text:span text:style-name="T1315">Вывод:</text:span></text:p>
      <text:p text:style-name="P1316"><text:span text:style-name="T1317">Была проделана работа с классами в<text:s/></text:span><text:span text:style-name="T1318">Java</text:span><text:span text:style-name="T1319"><text:s/>и получено</text:span><text:span text:style-name="T1320"><text:s/>представление о механизме наследования в языке</text:span><text:span text:style-name="T1321"><text:s/></text:span><text:span text:style-name="T1322">программирования Java</text:span><text:span text:style-name="T13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P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Заголовок" style:display-name="Заголовок"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Подзаголовок" style:display-name="Подзаголовок" style:family="paragraph" style:parent-style-name="Заголовок" style:next-style-name="Textbody">
      <style:paragraph-properties fo:text-align="center"/>
      <style:text-properties fo:font-style="italic" style:font-style-asian="italic" style:font-style-complex="italic"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Основнойтекст2" style:display-name="Основной текст 2" style:family="paragraph" style:parent-style-name="Standard">
      <style:paragraph-properties fo:margin-top="0.0416in" fo:text-indent="0.1944in"/>
      <style:text-properties fo:hyphenate="false"/>
    </style:style>
    <style:style style:name="СтандартныйHTML" style:display-name="Стандартный HTML" style:family="paragraph" style:parent-style-name="Обычный">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Евгений</dc:creator>
    <meta:creation-date>2009-04-16T11:32:00Z</meta:creation-date>
    <dc:date>2019-11-04T15:17:00Z</dc:date>
    <meta:template xlink:href="Normal.dotm" xlink:type="simple"/>
    <meta:editing-cycles>11</meta:editing-cycles>
    <meta:editing-duration>PT5460S</meta:editing-duration>
    <meta:user-defined meta:name="Info 1"/>
    <meta:user-defined meta:name="Info 2"/>
    <meta:user-defined meta:name="Info 3"/>
    <meta:user-defined meta:name="Info 4"/>
    <meta:document-statistic meta:page-count="10" meta:paragraph-count="23" meta:word-count="1754" meta:character-count="11734" meta:row-count="83" meta:non-whitespace-character-count="10003"/>
  </office:meta>
</office:document-meta>
</file>